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2.8600000000000003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2.446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2.8600000000000003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2.446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65451"/>
          <table:table-cell office:value-type="float" office:value="0.0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1.0"/>
          <table:table-cell office:value-type="float" office:value="74.0"/>
          <table:table-cell office:value-type="float" office:value="2841.0"/>
          <table:table-cell office:value-type="float" office:value="7157.0"/>
          <table:table-cell office:value-type="float" office:value="1276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.57996"/>
          <table:table-cell office:value-type="float" office:value="0.05"/>
          <table:table-cell office:value-type="float" office:value="0.01"/>
          <table:table-cell office:value-type="float" office:value="129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372.0"/>
          <table:table-cell office:value-type="float" office:value="2841.0"/>
          <table:table-cell office:value-type="float" office:value="7157.0"/>
          <table:table-cell office:value-type="float" office:value="125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3.13419"/>
          <table:table-cell office:value-type="float" office:value="1.397"/>
          <table:table-cell office:value-type="float" office:value="1.36"/>
          <table:table-cell office:value-type="float" office:value="71136.0"/>
          <table:table-cell office:value-type="float" office:value="0.0"/>
          <table:table-cell office:value-type="float" office:value="101.0"/>
          <table:table-cell office:value-type="float" office:value="3967.0"/>
          <table:table-cell office:value-type="float" office:value="75951.0"/>
          <table:table-cell office:value-type="float" office:value="2817.0"/>
          <table:table-cell office:value-type="float" office:value="7077.0"/>
          <table:table-cell office:value-type="float" office:value="1288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62257"/>
          <table:table-cell office:value-type="float" office:value="0.02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58996"/>
          <table:table-cell office:value-type="float" office:value="0.0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58332"/>
          <table:table-cell office:value-type="float" office:value="0.0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30.0"/>
          <table:table-cell office:value-type="float" office:value="3545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4];[.$V4];[.$AP4])" office:value-type="float"/>
          <table:table-cell table:formula="of:=MIN([.$C4];[.$W4];[.$AQ4])" office:value-type="float"/>
          <table:table-cell table:formula="of:=MIN([.$D4];[.$X4];[.$AR4])" office:value-type="float"/>
          <table:table-cell table:formula="of:=MIN([.$E4];[.$Y4];[.$AS4])" office:value-type="float"/>
          <table:table-cell table:formula="of:=MIN([.$F4];[.$Z4];[.$AT4])" office:value-type="float"/>
          <table:table-cell table:formula="of:=MIN([.$G4];[.$AA4];[.$AU4])" office:value-type="float"/>
          <table:table-cell table:formula="of:=MIN([.$H4];[.$AB4];[.$AV4])" office:value-type="float"/>
          <table:table-cell table:formula="of:=MIN([.$I4];[.$AC4];[.$AW4])" office:value-type="float"/>
          <table:table-cell table:formula="of:=MIN([.$J4];[.$AD4];[.$AX4])" office:value-type="float"/>
          <table:table-cell table:formula="of:=MIN([.$K4];[.$AE4];[.$AY4])" office:value-type="float"/>
          <table:table-cell table:formula="of:=MIN([.$L4];[.$AF4];[.$AZ4])" office:value-type="float"/>
          <table:table-cell table:formula="of:=MIN([.$M4];[.$AG4];[.$BA4])" office:value-type="float"/>
          <table:table-cell table:formula="of:=MIN([.$N4];[.$AH4];[.$BB4])" office:value-type="float"/>
          <table:table-cell table:formula="of:=MIN([.$O4];[.$AI4];[.$BC4])" office:value-type="float"/>
          <table:table-cell table:formula="of:=MIN([.$P4];[.$AJ4];[.$BD4])" office:value-type="float"/>
          <table:table-cell table:formula="of:=MIN([.$Q4];[.$AK4];[.$BE4])" office:value-type="float"/>
          <table:table-cell table:formula="of:=MIN([.$R4];[.$AL4];[.$BF4])" office:value-type="float"/>
          <table:table-cell table:formula="of:=MIN([.$S4];[.$AM4];[.$BG4])" office:value-type="float"/>
          <table:table-cell table:formula="of:=MIN([.$T4];[.$AN4];[.$BH4])" office:value-type="float"/>
          <table:table-cell table:formula="of:=MIN([.$U4];[.$AO4];[.$BI4])" office:value-type="float"/>
          <table:table-cell table:formula="of:=MEDIAN([.$B4];[.$V4];[.$AP4])" office:value-type="float"/>
          <table:table-cell table:formula="of:=MEDIAN([.$C4];[.$W4];[.$AQ4])" office:value-type="float"/>
          <table:table-cell table:formula="of:=MEDIAN([.$D4];[.$X4];[.$AR4])" office:value-type="float"/>
          <table:table-cell table:formula="of:=MEDIAN([.$E4];[.$Y4];[.$AS4])" office:value-type="float"/>
          <table:table-cell table:formula="of:=MEDIAN([.$F4];[.$Z4];[.$AT4])" office:value-type="float"/>
          <table:table-cell table:formula="of:=MEDIAN([.$G4];[.$AA4];[.$AU4])" office:value-type="float"/>
          <table:table-cell table:formula="of:=MEDIAN([.$H4];[.$AB4];[.$AV4])" office:value-type="float"/>
          <table:table-cell table:formula="of:=MEDIAN([.$I4];[.$AC4];[.$AW4])" office:value-type="float"/>
          <table:table-cell table:formula="of:=MEDIAN([.$J4];[.$AD4];[.$AX4])" office:value-type="float"/>
          <table:table-cell table:formula="of:=MEDIAN([.$K4];[.$AE4];[.$AY4])" office:value-type="float"/>
          <table:table-cell table:formula="of:=MEDIAN([.$L4];[.$AF4];[.$AZ4])" office:value-type="float"/>
          <table:table-cell table:formula="of:=MEDIAN([.$M4];[.$AG4];[.$BA4])" office:value-type="float"/>
          <table:table-cell table:formula="of:=MEDIAN([.$N4];[.$AH4];[.$BB4])" office:value-type="float"/>
          <table:table-cell table:formula="of:=MEDIAN([.$O4];[.$AI4];[.$BC4])" office:value-type="float"/>
          <table:table-cell table:formula="of:=MEDIAN([.$P4];[.$AJ4];[.$BD4])" office:value-type="float"/>
          <table:table-cell table:formula="of:=MEDIAN([.$Q4];[.$AK4];[.$BE4])" office:value-type="float"/>
          <table:table-cell table:formula="of:=MEDIAN([.$R4];[.$AL4];[.$BF4])" office:value-type="float"/>
          <table:table-cell table:formula="of:=MEDIAN([.$S4];[.$AM4];[.$BG4])" office:value-type="float"/>
          <table:table-cell table:formula="of:=MEDIAN([.$T4];[.$AN4];[.$BH4])" office:value-type="float"/>
          <table:table-cell table:formula="of:=MEDIAN([.$U4];[.$AO4];[.$BI4])" office:value-type="float"/>
          <table:table-cell table:formula="of:=MAX([.$B4];[.$V4];[.$AP4])" office:value-type="float"/>
          <table:table-cell table:formula="of:=MAX([.$C4];[.$W4];[.$AQ4])" office:value-type="float"/>
          <table:table-cell table:formula="of:=MAX([.$D4];[.$X4];[.$AR4])" office:value-type="float"/>
          <table:table-cell table:formula="of:=MAX([.$E4];[.$Y4];[.$AS4])" office:value-type="float"/>
          <table:table-cell table:formula="of:=MAX([.$F4];[.$Z4];[.$AT4])" office:value-type="float"/>
          <table:table-cell table:formula="of:=MAX([.$G4];[.$AA4];[.$AU4])" office:value-type="float"/>
          <table:table-cell table:formula="of:=MAX([.$H4];[.$AB4];[.$AV4])" office:value-type="float"/>
          <table:table-cell table:formula="of:=MAX([.$I4];[.$AC4];[.$AW4])" office:value-type="float"/>
          <table:table-cell table:formula="of:=MAX([.$J4];[.$AD4];[.$AX4])" office:value-type="float"/>
          <table:table-cell table:formula="of:=MAX([.$K4];[.$AE4];[.$AY4])" office:value-type="float"/>
          <table:table-cell table:formula="of:=MAX([.$L4];[.$AF4];[.$AZ4])" office:value-type="float"/>
          <table:table-cell table:formula="of:=MAX([.$M4];[.$AG4];[.$BA4])" office:value-type="float"/>
          <table:table-cell table:formula="of:=MAX([.$N4];[.$AH4];[.$BB4])" office:value-type="float"/>
          <table:table-cell table:formula="of:=MAX([.$O4];[.$AI4];[.$BC4])" office:value-type="float"/>
          <table:table-cell table:formula="of:=MAX([.$P4];[.$AJ4];[.$BD4])" office:value-type="float"/>
          <table:table-cell table:formula="of:=MAX([.$Q4];[.$AK4];[.$BE4])" office:value-type="float"/>
          <table:table-cell table:formula="of:=MAX([.$R4];[.$AL4];[.$BF4])" office:value-type="float"/>
          <table:table-cell table:formula="of:=MAX([.$S4];[.$AM4];[.$BG4])" office:value-type="float"/>
          <table:table-cell table:formula="of:=MAX([.$T4];[.$AN4];[.$BH4])" office:value-type="float"/>
          <table:table-cell table:formula="of:=MAX([.$U4];[.$AO4];[.$BI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1.7782"/>
          <table:table-cell office:value-type="float" office:value="0.057"/>
          <table:table-cell office:value-type="float" office:value="0.02"/>
          <table:table-cell office:value-type="float" office:value="888.0"/>
          <table:table-cell office:value-type="float" office:value="0.0"/>
          <table:table-cell office:value-type="float" office:value="12.0"/>
          <table:table-cell office:value-type="float" office:value="364.0"/>
          <table:table-cell office:value-type="float" office:value="1546.0"/>
          <table:table-cell office:value-type="float" office:value="2841.0"/>
          <table:table-cell office:value-type="float" office:value="7169.0"/>
          <table:table-cell office:value-type="float" office:value="1263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2.03922"/>
          <table:table-cell office:value-type="float" office:value="0.537"/>
          <table:table-cell office:value-type="float" office:value="0.45"/>
          <table:table-cell office:value-type="float" office:value="24398.0"/>
          <table:table-cell office:value-type="float" office:value="0.0"/>
          <table:table-cell office:value-type="float" office:value="55.0"/>
          <table:table-cell office:value-type="float" office:value="1884.0"/>
          <table:table-cell office:value-type="float" office:value="27002.0"/>
          <table:table-cell office:value-type="float" office:value="2841.0"/>
          <table:table-cell office:value-type="float" office:value="7169.0"/>
          <table:table-cell office:value-type="float" office:value="1230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1.902"/>
          <table:table-cell office:value-type="float" office:value="10.157"/>
          <table:table-cell office:value-type="float" office:value="10.11"/>
          <table:table-cell office:value-type="float" office:value="460600.0"/>
          <table:table-cell office:value-type="float" office:value="0.0"/>
          <table:table-cell office:value-type="float" office:value="319.0"/>
          <table:table-cell office:value-type="float" office:value="31604.0"/>
          <table:table-cell office:value-type="float" office:value="494064.0"/>
          <table:table-cell office:value-type="float" office:value="2817.0"/>
          <table:table-cell office:value-type="float" office:value="7089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5];[.$V5];[.$AP5])" office:value-type="float"/>
          <table:table-cell table:formula="of:=MIN([.$C5];[.$W5];[.$AQ5])" office:value-type="float"/>
          <table:table-cell table:formula="of:=MIN([.$D5];[.$X5];[.$AR5])" office:value-type="float"/>
          <table:table-cell table:formula="of:=MIN([.$E5];[.$Y5];[.$AS5])" office:value-type="float"/>
          <table:table-cell table:formula="of:=MIN([.$F5];[.$Z5];[.$AT5])" office:value-type="float"/>
          <table:table-cell table:formula="of:=MIN([.$G5];[.$AA5];[.$AU5])" office:value-type="float"/>
          <table:table-cell table:formula="of:=MIN([.$H5];[.$AB5];[.$AV5])" office:value-type="float"/>
          <table:table-cell table:formula="of:=MIN([.$I5];[.$AC5];[.$AW5])" office:value-type="float"/>
          <table:table-cell table:formula="of:=MIN([.$J5];[.$AD5];[.$AX5])" office:value-type="float"/>
          <table:table-cell table:formula="of:=MIN([.$K5];[.$AE5];[.$AY5])" office:value-type="float"/>
          <table:table-cell table:formula="of:=MIN([.$L5];[.$AF5];[.$AZ5])" office:value-type="float"/>
          <table:table-cell table:formula="of:=MIN([.$M5];[.$AG5];[.$BA5])" office:value-type="float"/>
          <table:table-cell table:formula="of:=MIN([.$N5];[.$AH5];[.$BB5])" office:value-type="float"/>
          <table:table-cell table:formula="of:=MIN([.$O5];[.$AI5];[.$BC5])" office:value-type="float"/>
          <table:table-cell table:formula="of:=MIN([.$P5];[.$AJ5];[.$BD5])" office:value-type="float"/>
          <table:table-cell table:formula="of:=MIN([.$Q5];[.$AK5];[.$BE5])" office:value-type="float"/>
          <table:table-cell table:formula="of:=MIN([.$R5];[.$AL5];[.$BF5])" office:value-type="float"/>
          <table:table-cell table:formula="of:=MIN([.$S5];[.$AM5];[.$BG5])" office:value-type="float"/>
          <table:table-cell table:formula="of:=MIN([.$T5];[.$AN5];[.$BH5])" office:value-type="float"/>
          <table:table-cell table:formula="of:=MIN([.$U5];[.$AO5];[.$BI5])" office:value-type="float"/>
          <table:table-cell table:formula="of:=MEDIAN([.$B5];[.$V5];[.$AP5])" office:value-type="float"/>
          <table:table-cell table:formula="of:=MEDIAN([.$C5];[.$W5];[.$AQ5])" office:value-type="float"/>
          <table:table-cell table:formula="of:=MEDIAN([.$D5];[.$X5];[.$AR5])" office:value-type="float"/>
          <table:table-cell table:formula="of:=MEDIAN([.$E5];[.$Y5];[.$AS5])" office:value-type="float"/>
          <table:table-cell table:formula="of:=MEDIAN([.$F5];[.$Z5];[.$AT5])" office:value-type="float"/>
          <table:table-cell table:formula="of:=MEDIAN([.$G5];[.$AA5];[.$AU5])" office:value-type="float"/>
          <table:table-cell table:formula="of:=MEDIAN([.$H5];[.$AB5];[.$AV5])" office:value-type="float"/>
          <table:table-cell table:formula="of:=MEDIAN([.$I5];[.$AC5];[.$AW5])" office:value-type="float"/>
          <table:table-cell table:formula="of:=MEDIAN([.$J5];[.$AD5];[.$AX5])" office:value-type="float"/>
          <table:table-cell table:formula="of:=MEDIAN([.$K5];[.$AE5];[.$AY5])" office:value-type="float"/>
          <table:table-cell table:formula="of:=MEDIAN([.$L5];[.$AF5];[.$AZ5])" office:value-type="float"/>
          <table:table-cell table:formula="of:=MEDIAN([.$M5];[.$AG5];[.$BA5])" office:value-type="float"/>
          <table:table-cell table:formula="of:=MEDIAN([.$N5];[.$AH5];[.$BB5])" office:value-type="float"/>
          <table:table-cell table:formula="of:=MEDIAN([.$O5];[.$AI5];[.$BC5])" office:value-type="float"/>
          <table:table-cell table:formula="of:=MEDIAN([.$P5];[.$AJ5];[.$BD5])" office:value-type="float"/>
          <table:table-cell table:formula="of:=MEDIAN([.$Q5];[.$AK5];[.$BE5])" office:value-type="float"/>
          <table:table-cell table:formula="of:=MEDIAN([.$R5];[.$AL5];[.$BF5])" office:value-type="float"/>
          <table:table-cell table:formula="of:=MEDIAN([.$S5];[.$AM5];[.$BG5])" office:value-type="float"/>
          <table:table-cell table:formula="of:=MEDIAN([.$T5];[.$AN5];[.$BH5])" office:value-type="float"/>
          <table:table-cell table:formula="of:=MEDIAN([.$U5];[.$AO5];[.$BI5])" office:value-type="float"/>
          <table:table-cell table:formula="of:=MAX([.$B5];[.$V5];[.$AP5])" office:value-type="float"/>
          <table:table-cell table:formula="of:=MAX([.$C5];[.$W5];[.$AQ5])" office:value-type="float"/>
          <table:table-cell table:formula="of:=MAX([.$D5];[.$X5];[.$AR5])" office:value-type="float"/>
          <table:table-cell table:formula="of:=MAX([.$E5];[.$Y5];[.$AS5])" office:value-type="float"/>
          <table:table-cell table:formula="of:=MAX([.$F5];[.$Z5];[.$AT5])" office:value-type="float"/>
          <table:table-cell table:formula="of:=MAX([.$G5];[.$AA5];[.$AU5])" office:value-type="float"/>
          <table:table-cell table:formula="of:=MAX([.$H5];[.$AB5];[.$AV5])" office:value-type="float"/>
          <table:table-cell table:formula="of:=MAX([.$I5];[.$AC5];[.$AW5])" office:value-type="float"/>
          <table:table-cell table:formula="of:=MAX([.$J5];[.$AD5];[.$AX5])" office:value-type="float"/>
          <table:table-cell table:formula="of:=MAX([.$K5];[.$AE5];[.$AY5])" office:value-type="float"/>
          <table:table-cell table:formula="of:=MAX([.$L5];[.$AF5];[.$AZ5])" office:value-type="float"/>
          <table:table-cell table:formula="of:=MAX([.$M5];[.$AG5];[.$BA5])" office:value-type="float"/>
          <table:table-cell table:formula="of:=MAX([.$N5];[.$AH5];[.$BB5])" office:value-type="float"/>
          <table:table-cell table:formula="of:=MAX([.$O5];[.$AI5];[.$BC5])" office:value-type="float"/>
          <table:table-cell table:formula="of:=MAX([.$P5];[.$AJ5];[.$BD5])" office:value-type="float"/>
          <table:table-cell table:formula="of:=MAX([.$Q5];[.$AK5];[.$BE5])" office:value-type="float"/>
          <table:table-cell table:formula="of:=MAX([.$R5];[.$AL5];[.$BF5])" office:value-type="float"/>
          <table:table-cell table:formula="of:=MAX([.$S5];[.$AM5];[.$BG5])" office:value-type="float"/>
          <table:table-cell table:formula="of:=MAX([.$T5];[.$AN5];[.$BH5])" office:value-type="float"/>
          <table:table-cell table:formula="of:=MAX([.$U5];[.$AO5];[.$BI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1.64803"/>
          <table:table-cell office:value-type="float" office:value="0.0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71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60302"/>
          <table:table-cell office:value-type="float" office:value="0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2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45882"/>
          <table:table-cell office:value-type="float" office:value="0.0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8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329.0"/>
          <table:table-cell office:value-type="float" office:value="3544.0"/>
          <table:table-cell office:value-type="float" office:value="2700.0"/>
          <table:table-cell office:value-type="string">
            <text:p/>
          </table:table-cell>
          <table:table-cell office:value-type="string">
            <text:p/>
          </table:table-cell>
          <table:table-cell table:formula="of:=MIN([.$B6];[.$V6];[.$AP6])" office:value-type="float"/>
          <table:table-cell table:formula="of:=MIN([.$C6];[.$W6];[.$AQ6])" office:value-type="float"/>
          <table:table-cell table:formula="of:=MIN([.$D6];[.$X6];[.$AR6])" office:value-type="float"/>
          <table:table-cell table:formula="of:=MIN([.$E6];[.$Y6];[.$AS6])" office:value-type="float"/>
          <table:table-cell table:formula="of:=MIN([.$F6];[.$Z6];[.$AT6])" office:value-type="float"/>
          <table:table-cell table:formula="of:=MIN([.$G6];[.$AA6];[.$AU6])" office:value-type="float"/>
          <table:table-cell table:formula="of:=MIN([.$H6];[.$AB6];[.$AV6])" office:value-type="float"/>
          <table:table-cell table:formula="of:=MIN([.$I6];[.$AC6];[.$AW6])" office:value-type="float"/>
          <table:table-cell table:formula="of:=MIN([.$J6];[.$AD6];[.$AX6])" office:value-type="float"/>
          <table:table-cell table:formula="of:=MIN([.$K6];[.$AE6];[.$AY6])" office:value-type="float"/>
          <table:table-cell table:formula="of:=MIN([.$L6];[.$AF6];[.$AZ6])" office:value-type="float"/>
          <table:table-cell table:formula="of:=MIN([.$M6];[.$AG6];[.$BA6])" office:value-type="float"/>
          <table:table-cell table:formula="of:=MIN([.$N6];[.$AH6];[.$BB6])" office:value-type="float"/>
          <table:table-cell table:formula="of:=MIN([.$O6];[.$AI6];[.$BC6])" office:value-type="float"/>
          <table:table-cell table:formula="of:=MIN([.$P6];[.$AJ6];[.$BD6])" office:value-type="float"/>
          <table:table-cell table:formula="of:=MIN([.$Q6];[.$AK6];[.$BE6])" office:value-type="float"/>
          <table:table-cell table:formula="of:=MIN([.$R6];[.$AL6];[.$BF6])" office:value-type="float"/>
          <table:table-cell table:formula="of:=MIN([.$S6];[.$AM6];[.$BG6])" office:value-type="float"/>
          <table:table-cell table:formula="of:=MIN([.$T6];[.$AN6];[.$BH6])" office:value-type="float"/>
          <table:table-cell table:formula="of:=MIN([.$U6];[.$AO6];[.$BI6])" office:value-type="float"/>
          <table:table-cell table:formula="of:=MEDIAN([.$B6];[.$V6];[.$AP6])" office:value-type="float"/>
          <table:table-cell table:formula="of:=MEDIAN([.$C6];[.$W6];[.$AQ6])" office:value-type="float"/>
          <table:table-cell table:formula="of:=MEDIAN([.$D6];[.$X6];[.$AR6])" office:value-type="float"/>
          <table:table-cell table:formula="of:=MEDIAN([.$E6];[.$Y6];[.$AS6])" office:value-type="float"/>
          <table:table-cell table:formula="of:=MEDIAN([.$F6];[.$Z6];[.$AT6])" office:value-type="float"/>
          <table:table-cell table:formula="of:=MEDIAN([.$G6];[.$AA6];[.$AU6])" office:value-type="float"/>
          <table:table-cell table:formula="of:=MEDIAN([.$H6];[.$AB6];[.$AV6])" office:value-type="float"/>
          <table:table-cell table:formula="of:=MEDIAN([.$I6];[.$AC6];[.$AW6])" office:value-type="float"/>
          <table:table-cell table:formula="of:=MEDIAN([.$J6];[.$AD6];[.$AX6])" office:value-type="float"/>
          <table:table-cell table:formula="of:=MEDIAN([.$K6];[.$AE6];[.$AY6])" office:value-type="float"/>
          <table:table-cell table:formula="of:=MEDIAN([.$L6];[.$AF6];[.$AZ6])" office:value-type="float"/>
          <table:table-cell table:formula="of:=MEDIAN([.$M6];[.$AG6];[.$BA6])" office:value-type="float"/>
          <table:table-cell table:formula="of:=MEDIAN([.$N6];[.$AH6];[.$BB6])" office:value-type="float"/>
          <table:table-cell table:formula="of:=MEDIAN([.$O6];[.$AI6];[.$BC6])" office:value-type="float"/>
          <table:table-cell table:formula="of:=MEDIAN([.$P6];[.$AJ6];[.$BD6])" office:value-type="float"/>
          <table:table-cell table:formula="of:=MEDIAN([.$Q6];[.$AK6];[.$BE6])" office:value-type="float"/>
          <table:table-cell table:formula="of:=MEDIAN([.$R6];[.$AL6];[.$BF6])" office:value-type="float"/>
          <table:table-cell table:formula="of:=MEDIAN([.$S6];[.$AM6];[.$BG6])" office:value-type="float"/>
          <table:table-cell table:formula="of:=MEDIAN([.$T6];[.$AN6];[.$BH6])" office:value-type="float"/>
          <table:table-cell table:formula="of:=MEDIAN([.$U6];[.$AO6];[.$BI6])" office:value-type="float"/>
          <table:table-cell table:formula="of:=MAX([.$B6];[.$V6];[.$AP6])" office:value-type="float"/>
          <table:table-cell table:formula="of:=MAX([.$C6];[.$W6];[.$AQ6])" office:value-type="float"/>
          <table:table-cell table:formula="of:=MAX([.$D6];[.$X6];[.$AR6])" office:value-type="float"/>
          <table:table-cell table:formula="of:=MAX([.$E6];[.$Y6];[.$AS6])" office:value-type="float"/>
          <table:table-cell table:formula="of:=MAX([.$F6];[.$Z6];[.$AT6])" office:value-type="float"/>
          <table:table-cell table:formula="of:=MAX([.$G6];[.$AA6];[.$AU6])" office:value-type="float"/>
          <table:table-cell table:formula="of:=MAX([.$H6];[.$AB6];[.$AV6])" office:value-type="float"/>
          <table:table-cell table:formula="of:=MAX([.$I6];[.$AC6];[.$AW6])" office:value-type="float"/>
          <table:table-cell table:formula="of:=MAX([.$J6];[.$AD6];[.$AX6])" office:value-type="float"/>
          <table:table-cell table:formula="of:=MAX([.$K6];[.$AE6];[.$AY6])" office:value-type="float"/>
          <table:table-cell table:formula="of:=MAX([.$L6];[.$AF6];[.$AZ6])" office:value-type="float"/>
          <table:table-cell table:formula="of:=MAX([.$M6];[.$AG6];[.$BA6])" office:value-type="float"/>
          <table:table-cell table:formula="of:=MAX([.$N6];[.$AH6];[.$BB6])" office:value-type="float"/>
          <table:table-cell table:formula="of:=MAX([.$O6];[.$AI6];[.$BC6])" office:value-type="float"/>
          <table:table-cell table:formula="of:=MAX([.$P6];[.$AJ6];[.$BD6])" office:value-type="float"/>
          <table:table-cell table:formula="of:=MAX([.$Q6];[.$AK6];[.$BE6])" office:value-type="float"/>
          <table:table-cell table:formula="of:=MAX([.$R6];[.$AL6];[.$BF6])" office:value-type="float"/>
          <table:table-cell table:formula="of:=MAX([.$S6];[.$AM6];[.$BG6])" office:value-type="float"/>
          <table:table-cell table:formula="of:=MAX([.$T6];[.$AN6];[.$BH6])" office:value-type="float"/>
          <table:table-cell table:formula="of:=MAX([.$U6];[.$AO6];[.$BI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1.63899"/>
          <table:table-cell office:value-type="float" office:value="0.053"/>
          <table:table-cell office:value-type="float" office:value="0.01"/>
          <table:table-cell office:value-type="float" office:value="273.0"/>
          <table:table-cell office:value-type="float" office:value="0.0"/>
          <table:table-cell office:value-type="float" office:value="6.0"/>
          <table:table-cell office:value-type="float" office:value="197.0"/>
          <table:table-cell office:value-type="float" office:value="707.0"/>
          <table:table-cell office:value-type="float" office:value="2841.0"/>
          <table:table-cell office:value-type="float" office:value="7162.0"/>
          <table:table-cell office:value-type="float" office:value="1225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1.64408"/>
          <table:table-cell office:value-type="float" office:value="0.05"/>
          <table:table-cell office:value-type="float" office:value="0.01"/>
          <table:table-cell office:value-type="float" office:value="240.0"/>
          <table:table-cell office:value-type="float" office:value="0.0"/>
          <table:table-cell office:value-type="float" office:value="3.0"/>
          <table:table-cell office:value-type="float" office:value="134.0"/>
          <table:table-cell office:value-type="float" office:value="502.0"/>
          <table:table-cell office:value-type="float" office:value="2841.0"/>
          <table:table-cell office:value-type="float" office:value="7162.0"/>
          <table:table-cell office:value-type="float" office:value="1230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04.0"/>
          <table:table-cell office:value-type="float" office:value="6172.0"/>
          <table:table-cell office:value-type="float" office:value="3872.0"/>
          <table:table-cell office:value-type="float" office:value="3673.0"/>
          <table:table-cell office:value-type="float" office:value="1002.0"/>
          <table:table-cell office:value-type="float" office:value="24.0"/>
          <table:table-cell office:value-type="float" office:value="5.30489"/>
          <table:table-cell office:value-type="float" office:value="3.847"/>
          <table:table-cell office:value-type="float" office:value="3.81"/>
          <table:table-cell office:value-type="float" office:value="191610.0"/>
          <table:table-cell office:value-type="float" office:value="0.0"/>
          <table:table-cell office:value-type="float" office:value="126.0"/>
          <table:table-cell office:value-type="float" office:value="8090.0"/>
          <table:table-cell office:value-type="float" office:value="200485.0"/>
          <table:table-cell office:value-type="float" office:value="2817.0"/>
          <table:table-cell office:value-type="float" office:value="7082.0"/>
          <table:table-cell office:value-type="float" office:value="1287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576.0"/>
          <table:table-cell office:value-type="float" office:value="6189.0"/>
          <table:table-cell office:value-type="float" office:value="3889.0"/>
          <table:table-cell office:value-type="float" office:value="3768.0"/>
          <table:table-cell office:value-type="float" office:value="1208.0"/>
          <table:table-cell office:value-type="float" office:value="24.0"/>
          <table:table-cell table:formula="of:=MIN([.$B7];[.$V7];[.$AP7])" office:value-type="float"/>
          <table:table-cell table:formula="of:=MIN([.$C7];[.$W7];[.$AQ7])" office:value-type="float"/>
          <table:table-cell table:formula="of:=MIN([.$D7];[.$X7];[.$AR7])" office:value-type="float"/>
          <table:table-cell table:formula="of:=MIN([.$E7];[.$Y7];[.$AS7])" office:value-type="float"/>
          <table:table-cell table:formula="of:=MIN([.$F7];[.$Z7];[.$AT7])" office:value-type="float"/>
          <table:table-cell table:formula="of:=MIN([.$G7];[.$AA7];[.$AU7])" office:value-type="float"/>
          <table:table-cell table:formula="of:=MIN([.$H7];[.$AB7];[.$AV7])" office:value-type="float"/>
          <table:table-cell table:formula="of:=MIN([.$I7];[.$AC7];[.$AW7])" office:value-type="float"/>
          <table:table-cell table:formula="of:=MIN([.$J7];[.$AD7];[.$AX7])" office:value-type="float"/>
          <table:table-cell table:formula="of:=MIN([.$K7];[.$AE7];[.$AY7])" office:value-type="float"/>
          <table:table-cell table:formula="of:=MIN([.$L7];[.$AF7];[.$AZ7])" office:value-type="float"/>
          <table:table-cell table:formula="of:=MIN([.$M7];[.$AG7];[.$BA7])" office:value-type="float"/>
          <table:table-cell table:formula="of:=MIN([.$N7];[.$AH7];[.$BB7])" office:value-type="float"/>
          <table:table-cell table:formula="of:=MIN([.$O7];[.$AI7];[.$BC7])" office:value-type="float"/>
          <table:table-cell table:formula="of:=MIN([.$P7];[.$AJ7];[.$BD7])" office:value-type="float"/>
          <table:table-cell table:formula="of:=MIN([.$Q7];[.$AK7];[.$BE7])" office:value-type="float"/>
          <table:table-cell table:formula="of:=MIN([.$R7];[.$AL7];[.$BF7])" office:value-type="float"/>
          <table:table-cell table:formula="of:=MIN([.$S7];[.$AM7];[.$BG7])" office:value-type="float"/>
          <table:table-cell table:formula="of:=MIN([.$T7];[.$AN7];[.$BH7])" office:value-type="float"/>
          <table:table-cell table:formula="of:=MIN([.$U7];[.$AO7];[.$BI7])" office:value-type="float"/>
          <table:table-cell table:formula="of:=MEDIAN([.$B7];[.$V7];[.$AP7])" office:value-type="float"/>
          <table:table-cell table:formula="of:=MEDIAN([.$C7];[.$W7];[.$AQ7])" office:value-type="float"/>
          <table:table-cell table:formula="of:=MEDIAN([.$D7];[.$X7];[.$AR7])" office:value-type="float"/>
          <table:table-cell table:formula="of:=MEDIAN([.$E7];[.$Y7];[.$AS7])" office:value-type="float"/>
          <table:table-cell table:formula="of:=MEDIAN([.$F7];[.$Z7];[.$AT7])" office:value-type="float"/>
          <table:table-cell table:formula="of:=MEDIAN([.$G7];[.$AA7];[.$AU7])" office:value-type="float"/>
          <table:table-cell table:formula="of:=MEDIAN([.$H7];[.$AB7];[.$AV7])" office:value-type="float"/>
          <table:table-cell table:formula="of:=MEDIAN([.$I7];[.$AC7];[.$AW7])" office:value-type="float"/>
          <table:table-cell table:formula="of:=MEDIAN([.$J7];[.$AD7];[.$AX7])" office:value-type="float"/>
          <table:table-cell table:formula="of:=MEDIAN([.$K7];[.$AE7];[.$AY7])" office:value-type="float"/>
          <table:table-cell table:formula="of:=MEDIAN([.$L7];[.$AF7];[.$AZ7])" office:value-type="float"/>
          <table:table-cell table:formula="of:=MEDIAN([.$M7];[.$AG7];[.$BA7])" office:value-type="float"/>
          <table:table-cell table:formula="of:=MEDIAN([.$N7];[.$AH7];[.$BB7])" office:value-type="float"/>
          <table:table-cell table:formula="of:=MEDIAN([.$O7];[.$AI7];[.$BC7])" office:value-type="float"/>
          <table:table-cell table:formula="of:=MEDIAN([.$P7];[.$AJ7];[.$BD7])" office:value-type="float"/>
          <table:table-cell table:formula="of:=MEDIAN([.$Q7];[.$AK7];[.$BE7])" office:value-type="float"/>
          <table:table-cell table:formula="of:=MEDIAN([.$R7];[.$AL7];[.$BF7])" office:value-type="float"/>
          <table:table-cell table:formula="of:=MEDIAN([.$S7];[.$AM7];[.$BG7])" office:value-type="float"/>
          <table:table-cell table:formula="of:=MEDIAN([.$T7];[.$AN7];[.$BH7])" office:value-type="float"/>
          <table:table-cell table:formula="of:=MEDIAN([.$U7];[.$AO7];[.$BI7])" office:value-type="float"/>
          <table:table-cell table:formula="of:=MAX([.$B7];[.$V7];[.$AP7])" office:value-type="float"/>
          <table:table-cell table:formula="of:=MAX([.$C7];[.$W7];[.$AQ7])" office:value-type="float"/>
          <table:table-cell table:formula="of:=MAX([.$D7];[.$X7];[.$AR7])" office:value-type="float"/>
          <table:table-cell table:formula="of:=MAX([.$E7];[.$Y7];[.$AS7])" office:value-type="float"/>
          <table:table-cell table:formula="of:=MAX([.$F7];[.$Z7];[.$AT7])" office:value-type="float"/>
          <table:table-cell table:formula="of:=MAX([.$G7];[.$AA7];[.$AU7])" office:value-type="float"/>
          <table:table-cell table:formula="of:=MAX([.$H7];[.$AB7];[.$AV7])" office:value-type="float"/>
          <table:table-cell table:formula="of:=MAX([.$I7];[.$AC7];[.$AW7])" office:value-type="float"/>
          <table:table-cell table:formula="of:=MAX([.$J7];[.$AD7];[.$AX7])" office:value-type="float"/>
          <table:table-cell table:formula="of:=MAX([.$K7];[.$AE7];[.$AY7])" office:value-type="float"/>
          <table:table-cell table:formula="of:=MAX([.$L7];[.$AF7];[.$AZ7])" office:value-type="float"/>
          <table:table-cell table:formula="of:=MAX([.$M7];[.$AG7];[.$BA7])" office:value-type="float"/>
          <table:table-cell table:formula="of:=MAX([.$N7];[.$AH7];[.$BB7])" office:value-type="float"/>
          <table:table-cell table:formula="of:=MAX([.$O7];[.$AI7];[.$BC7])" office:value-type="float"/>
          <table:table-cell table:formula="of:=MAX([.$P7];[.$AJ7];[.$BD7])" office:value-type="float"/>
          <table:table-cell table:formula="of:=MAX([.$Q7];[.$AK7];[.$BE7])" office:value-type="float"/>
          <table:table-cell table:formula="of:=MAX([.$R7];[.$AL7];[.$BF7])" office:value-type="float"/>
          <table:table-cell table:formula="of:=MAX([.$S7];[.$AM7];[.$BG7])" office:value-type="float"/>
          <table:table-cell table:formula="of:=MAX([.$T7];[.$AN7];[.$BH7])" office:value-type="float"/>
          <table:table-cell table:formula="of:=MAX([.$U7];[.$AO7];[.$BI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J3:.$BJ7])^2)^0.5" office:value-type="float"/>
          <table:table-cell table:number-matrix-columns-spanned="1" table:number-matrix-rows-spanned="1" table:formula="of:=SUM(([.C3:.C7]-[.$BK3:.$BK7])^2)^0.5" office:value-type="float"/>
          <table:table-cell table:number-matrix-columns-spanned="1" table:number-matrix-rows-spanned="1" table:formula="of:=SUM(([.D3:.D7]-[.$BL3:.$BL7])^2)^0.5" office:value-type="float"/>
          <table:table-cell table:number-matrix-columns-spanned="1" table:number-matrix-rows-spanned="1" table:formula="of:=SUM(([.E3:.E7]-[.$BM3:.$BM7])^2)^0.5" office:value-type="float"/>
          <table:table-cell table:number-matrix-columns-spanned="1" table:number-matrix-rows-spanned="1" table:formula="of:=SUM(([.F3:.F7]-[.$BN3:.$BN7])^2)^0.5" office:value-type="float"/>
          <table:table-cell table:number-matrix-columns-spanned="1" table:number-matrix-rows-spanned="1" table:formula="of:=SUM(([.G3:.G7]-[.$BO3:.$BO7])^2)^0.5" office:value-type="float"/>
          <table:table-cell table:number-matrix-columns-spanned="1" table:number-matrix-rows-spanned="1" table:formula="of:=SUM(([.H3:.H7]-[.$BP3:.$BP7])^2)^0.5" office:value-type="float"/>
          <table:table-cell table:number-matrix-columns-spanned="1" table:number-matrix-rows-spanned="1" table:formula="of:=SUM(([.I3:.I7]-[.$BQ3:.$BQ7])^2)^0.5" office:value-type="float"/>
          <table:table-cell table:number-matrix-columns-spanned="1" table:number-matrix-rows-spanned="1" table:formula="of:=SUM(([.J3:.J7]-[.$BR3:.$BR7])^2)^0.5" office:value-type="float"/>
          <table:table-cell table:number-matrix-columns-spanned="1" table:number-matrix-rows-spanned="1" table:formula="of:=SUM(([.K3:.K7]-[.$BS3:.$BS7])^2)^0.5" office:value-type="float"/>
          <table:table-cell table:number-matrix-columns-spanned="1" table:number-matrix-rows-spanned="1" table:formula="of:=SUM(([.L3:.L7]-[.$BT3:.$BT7])^2)^0.5" office:value-type="float"/>
          <table:table-cell table:number-matrix-columns-spanned="1" table:number-matrix-rows-spanned="1" table:formula="of:=SUM(([.M3:.M7]-[.$BU3:.$BU7])^2)^0.5" office:value-type="float"/>
          <table:table-cell table:number-matrix-columns-spanned="1" table:number-matrix-rows-spanned="1" table:formula="of:=SUM(([.N3:.N7]-[.$BV3:.$BV7])^2)^0.5" office:value-type="float"/>
          <table:table-cell table:number-matrix-columns-spanned="1" table:number-matrix-rows-spanned="1" table:formula="of:=SUM(([.O3:.O7]-[.$BW3:.$BW7])^2)^0.5" office:value-type="float"/>
          <table:table-cell table:number-matrix-columns-spanned="1" table:number-matrix-rows-spanned="1" table:formula="of:=SUM(([.P3:.P7]-[.$BX3:.$BX7])^2)^0.5" office:value-type="float"/>
          <table:table-cell table:number-matrix-columns-spanned="1" table:number-matrix-rows-spanned="1" table:formula="of:=SUM(([.Q3:.Q7]-[.$BY3:.$BY7])^2)^0.5" office:value-type="float"/>
          <table:table-cell table:number-matrix-columns-spanned="1" table:number-matrix-rows-spanned="1" table:formula="of:=SUM(([.R3:.R7]-[.$BZ3:.$BZ7])^2)^0.5" office:value-type="float"/>
          <table:table-cell table:number-matrix-columns-spanned="1" table:number-matrix-rows-spanned="1" table:formula="of:=SUM(([.S3:.S7]-[.$CA3:.$CA7])^2)^0.5" office:value-type="float"/>
          <table:table-cell table:number-matrix-columns-spanned="1" table:number-matrix-rows-spanned="1" table:formula="of:=SUM(([.T3:.T7]-[.$CB3:.$CB7])^2)^0.5" office:value-type="float"/>
          <table:table-cell table:number-matrix-columns-spanned="1" table:number-matrix-rows-spanned="1" table:formula="of:=SUM(([.U3:.U7]-[.$CC3:.$CC7])^2)^0.5" office:value-type="float"/>
          <table:table-cell table:number-matrix-columns-spanned="1" table:number-matrix-rows-spanned="1" table:formula="of:=SUM(([.V3:.V7]-[.$BJ3:.$BJ7])^2)^0.5" office:value-type="float"/>
          <table:table-cell table:number-matrix-columns-spanned="1" table:number-matrix-rows-spanned="1" table:formula="of:=SUM(([.W3:.W7]-[.$BK3:.$BK7])^2)^0.5" office:value-type="float"/>
          <table:table-cell table:number-matrix-columns-spanned="1" table:number-matrix-rows-spanned="1" table:formula="of:=SUM(([.X3:.X7]-[.$BL3:.$BL7])^2)^0.5" office:value-type="float"/>
          <table:table-cell table:number-matrix-columns-spanned="1" table:number-matrix-rows-spanned="1" table:formula="of:=SUM(([.Y3:.Y7]-[.$BM3:.$BM7])^2)^0.5" office:value-type="float"/>
          <table:table-cell table:number-matrix-columns-spanned="1" table:number-matrix-rows-spanned="1" table:formula="of:=SUM(([.Z3:.Z7]-[.$BN3:.$BN7])^2)^0.5" office:value-type="float"/>
          <table:table-cell table:number-matrix-columns-spanned="1" table:number-matrix-rows-spanned="1" table:formula="of:=SUM(([.AA3:.AA7]-[.$BO3:.$BO7])^2)^0.5" office:value-type="float"/>
          <table:table-cell table:number-matrix-columns-spanned="1" table:number-matrix-rows-spanned="1" table:formula="of:=SUM(([.AB3:.AB7]-[.$BP3:.$BP7])^2)^0.5" office:value-type="float"/>
          <table:table-cell table:number-matrix-columns-spanned="1" table:number-matrix-rows-spanned="1" table:formula="of:=SUM(([.AC3:.AC7]-[.$BQ3:.$BQ7])^2)^0.5" office:value-type="float"/>
          <table:table-cell table:number-matrix-columns-spanned="1" table:number-matrix-rows-spanned="1" table:formula="of:=SUM(([.AD3:.AD7]-[.$BR3:.$BR7])^2)^0.5" office:value-type="float"/>
          <table:table-cell table:number-matrix-columns-spanned="1" table:number-matrix-rows-spanned="1" table:formula="of:=SUM(([.AE3:.AE7]-[.$BS3:.$BS7])^2)^0.5" office:value-type="float"/>
          <table:table-cell table:number-matrix-columns-spanned="1" table:number-matrix-rows-spanned="1" table:formula="of:=SUM(([.AF3:.AF7]-[.$BT3:.$BT7])^2)^0.5" office:value-type="float"/>
          <table:table-cell table:number-matrix-columns-spanned="1" table:number-matrix-rows-spanned="1" table:formula="of:=SUM(([.AG3:.AG7]-[.$BU3:.$BU7])^2)^0.5" office:value-type="float"/>
          <table:table-cell table:number-matrix-columns-spanned="1" table:number-matrix-rows-spanned="1" table:formula="of:=SUM(([.AH3:.AH7]-[.$BV3:.$BV7])^2)^0.5" office:value-type="float"/>
          <table:table-cell table:number-matrix-columns-spanned="1" table:number-matrix-rows-spanned="1" table:formula="of:=SUM(([.AI3:.AI7]-[.$BW3:.$BW7])^2)^0.5" office:value-type="float"/>
          <table:table-cell table:number-matrix-columns-spanned="1" table:number-matrix-rows-spanned="1" table:formula="of:=SUM(([.AJ3:.AJ7]-[.$BX3:.$BX7])^2)^0.5" office:value-type="float"/>
          <table:table-cell table:number-matrix-columns-spanned="1" table:number-matrix-rows-spanned="1" table:formula="of:=SUM(([.AK3:.AK7]-[.$BY3:.$BY7])^2)^0.5" office:value-type="float"/>
          <table:table-cell table:number-matrix-columns-spanned="1" table:number-matrix-rows-spanned="1" table:formula="of:=SUM(([.AL3:.AL7]-[.$BZ3:.$BZ7])^2)^0.5" office:value-type="float"/>
          <table:table-cell table:number-matrix-columns-spanned="1" table:number-matrix-rows-spanned="1" table:formula="of:=SUM(([.AM3:.AM7]-[.$CA3:.$CA7])^2)^0.5" office:value-type="float"/>
          <table:table-cell table:number-matrix-columns-spanned="1" table:number-matrix-rows-spanned="1" table:formula="of:=SUM(([.AN3:.AN7]-[.$CB3:.$CB7])^2)^0.5" office:value-type="float"/>
          <table:table-cell table:number-matrix-columns-spanned="1" table:number-matrix-rows-spanned="1" table:formula="of:=SUM(([.AO3:.AO7]-[.$CC3:.$CC7])^2)^0.5" office:value-type="float"/>
          <table:table-cell table:number-matrix-columns-spanned="1" table:number-matrix-rows-spanned="1" table:formula="of:=SUM(([.AP3:.AP7]-[.$BJ3:.$BJ7])^2)^0.5" office:value-type="float"/>
          <table:table-cell table:number-matrix-columns-spanned="1" table:number-matrix-rows-spanned="1" table:formula="of:=SUM(([.AQ3:.AQ7]-[.$BK3:.$BK7])^2)^0.5" office:value-type="float"/>
          <table:table-cell table:number-matrix-columns-spanned="1" table:number-matrix-rows-spanned="1" table:formula="of:=SUM(([.AR3:.AR7]-[.$BL3:.$BL7])^2)^0.5" office:value-type="float"/>
          <table:table-cell table:number-matrix-columns-spanned="1" table:number-matrix-rows-spanned="1" table:formula="of:=SUM(([.AS3:.AS7]-[.$BM3:.$BM7])^2)^0.5" office:value-type="float"/>
          <table:table-cell table:number-matrix-columns-spanned="1" table:number-matrix-rows-spanned="1" table:formula="of:=SUM(([.AT3:.AT7]-[.$BN3:.$BN7])^2)^0.5" office:value-type="float"/>
          <table:table-cell table:number-matrix-columns-spanned="1" table:number-matrix-rows-spanned="1" table:formula="of:=SUM(([.AU3:.AU7]-[.$BO3:.$BO7])^2)^0.5" office:value-type="float"/>
          <table:table-cell table:number-matrix-columns-spanned="1" table:number-matrix-rows-spanned="1" table:formula="of:=SUM(([.AV3:.AV7]-[.$BP3:.$BP7])^2)^0.5" office:value-type="float"/>
          <table:table-cell table:number-matrix-columns-spanned="1" table:number-matrix-rows-spanned="1" table:formula="of:=SUM(([.AW3:.AW7]-[.$BQ3:.$BQ7])^2)^0.5" office:value-type="float"/>
          <table:table-cell table:number-matrix-columns-spanned="1" table:number-matrix-rows-spanned="1" table:formula="of:=SUM(([.AX3:.AX7]-[.$BR3:.$BR7])^2)^0.5" office:value-type="float"/>
          <table:table-cell table:number-matrix-columns-spanned="1" table:number-matrix-rows-spanned="1" table:formula="of:=SUM(([.AY3:.AY7]-[.$BS3:.$BS7])^2)^0.5" office:value-type="float"/>
          <table:table-cell table:number-matrix-columns-spanned="1" table:number-matrix-rows-spanned="1" table:formula="of:=SUM(([.AZ3:.AZ7]-[.$BT3:.$BT7])^2)^0.5" office:value-type="float"/>
          <table:table-cell table:number-matrix-columns-spanned="1" table:number-matrix-rows-spanned="1" table:formula="of:=SUM(([.BA3:.BA7]-[.$BU3:.$BU7])^2)^0.5" office:value-type="float"/>
          <table:table-cell table:number-matrix-columns-spanned="1" table:number-matrix-rows-spanned="1" table:formula="of:=SUM(([.BB3:.BB7]-[.$BV3:.$BV7])^2)^0.5" office:value-type="float"/>
          <table:table-cell table:number-matrix-columns-spanned="1" table:number-matrix-rows-spanned="1" table:formula="of:=SUM(([.BC3:.BC7]-[.$BW3:.$BW7])^2)^0.5" office:value-type="float"/>
          <table:table-cell table:number-matrix-columns-spanned="1" table:number-matrix-rows-spanned="1" table:formula="of:=SUM(([.BD3:.BD7]-[.$BX3:.$BX7])^2)^0.5" office:value-type="float"/>
          <table:table-cell table:number-matrix-columns-spanned="1" table:number-matrix-rows-spanned="1" table:formula="of:=SUM(([.BE3:.BE7]-[.$BY3:.$BY7])^2)^0.5" office:value-type="float"/>
          <table:table-cell table:number-matrix-columns-spanned="1" table:number-matrix-rows-spanned="1" table:formula="of:=SUM(([.BF3:.BF7]-[.$BZ3:.$BZ7])^2)^0.5" office:value-type="float"/>
          <table:table-cell table:number-matrix-columns-spanned="1" table:number-matrix-rows-spanned="1" table:formula="of:=SUM(([.BG3:.BG7]-[.$CA3:.$CA7])^2)^0.5" office:value-type="float"/>
          <table:table-cell table:number-matrix-columns-spanned="1" table:number-matrix-rows-spanned="1" table:formula="of:=SUM(([.BH3:.BH7]-[.$CB3:.$CB7])^2)^0.5" office:value-type="float"/>
          <table:table-cell table:number-matrix-columns-spanned="1" table:number-matrix-rows-spanned="1" table:formula="of:=SUM(([.BI3:.BI7]-[.$CC3:.$CC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  <table:table-cell table:number-matrix-columns-spanned="1" table:number-matrix-rows-spanned="1" table:formula="of:=SUM([.V3:.V7]=[.$BJ3:.$BJ7])" office:value-type="float"/>
          <table:table-cell table:number-matrix-columns-spanned="1" table:number-matrix-rows-spanned="1" table:formula="of:=SUM([.W3:.W7]=[.$BK3:.$BK7])" office:value-type="float"/>
          <table:table-cell table:number-matrix-columns-spanned="1" table:number-matrix-rows-spanned="1" table:formula="of:=SUM([.X3:.X7]=[.$BL3:.$BL7])" office:value-type="float"/>
          <table:table-cell table:number-matrix-columns-spanned="1" table:number-matrix-rows-spanned="1" table:formula="of:=SUM([.Y3:.Y7]=[.$BM3:.$BM7])" office:value-type="float"/>
          <table:table-cell table:number-matrix-columns-spanned="1" table:number-matrix-rows-spanned="1" table:formula="of:=SUM([.Z3:.Z7]=[.$BN3:.$BN7])" office:value-type="float"/>
          <table:table-cell table:number-matrix-columns-spanned="1" table:number-matrix-rows-spanned="1" table:formula="of:=SUM([.AA3:.AA7]=[.$BO3:.$BO7])" office:value-type="float"/>
          <table:table-cell table:number-matrix-columns-spanned="1" table:number-matrix-rows-spanned="1" table:formula="of:=SUM([.AB3:.AB7]=[.$BP3:.$BP7])" office:value-type="float"/>
          <table:table-cell table:number-matrix-columns-spanned="1" table:number-matrix-rows-spanned="1" table:formula="of:=SUM([.AC3:.AC7]=[.$BQ3:.$BQ7])" office:value-type="float"/>
          <table:table-cell table:number-matrix-columns-spanned="1" table:number-matrix-rows-spanned="1" table:formula="of:=SUM([.AD3:.AD7]=[.$BR3:.$BR7])" office:value-type="float"/>
          <table:table-cell table:number-matrix-columns-spanned="1" table:number-matrix-rows-spanned="1" table:formula="of:=SUM([.AE3:.AE7]=[.$BS3:.$BS7])" office:value-type="float"/>
          <table:table-cell table:number-matrix-columns-spanned="1" table:number-matrix-rows-spanned="1" table:formula="of:=SUM([.AF3:.AF7]=[.$BT3:.$BT7])" office:value-type="float"/>
          <table:table-cell table:number-matrix-columns-spanned="1" table:number-matrix-rows-spanned="1" table:formula="of:=SUM([.AG3:.AG7]=[.$BU3:.$BU7])" office:value-type="float"/>
          <table:table-cell table:number-matrix-columns-spanned="1" table:number-matrix-rows-spanned="1" table:formula="of:=SUM([.AH3:.AH7]=[.$BV3:.$BV7])" office:value-type="float"/>
          <table:table-cell table:number-matrix-columns-spanned="1" table:number-matrix-rows-spanned="1" table:formula="of:=SUM([.AI3:.AI7]=[.$BW3:.$BW7])" office:value-type="float"/>
          <table:table-cell table:number-matrix-columns-spanned="1" table:number-matrix-rows-spanned="1" table:formula="of:=SUM([.AJ3:.AJ7]=[.$BX3:.$BX7])" office:value-type="float"/>
          <table:table-cell table:number-matrix-columns-spanned="1" table:number-matrix-rows-spanned="1" table:formula="of:=SUM([.AK3:.AK7]=[.$BY3:.$BY7])" office:value-type="float"/>
          <table:table-cell table:number-matrix-columns-spanned="1" table:number-matrix-rows-spanned="1" table:formula="of:=SUM([.AL3:.AL7]=[.$BZ3:.$BZ7])" office:value-type="float"/>
          <table:table-cell table:number-matrix-columns-spanned="1" table:number-matrix-rows-spanned="1" table:formula="of:=SUM([.AM3:.AM7]=[.$CA3:.$CA7])" office:value-type="float"/>
          <table:table-cell table:number-matrix-columns-spanned="1" table:number-matrix-rows-spanned="1" table:formula="of:=SUM([.AN3:.AN7]=[.$CB3:.$CB7])" office:value-type="float"/>
          <table:table-cell table:number-matrix-columns-spanned="1" table:number-matrix-rows-spanned="1" table:formula="of:=SUM([.AO3:.AO7]=[.$CC3:.$CC7])" office:value-type="float"/>
          <table:table-cell table:number-matrix-columns-spanned="1" table:number-matrix-rows-spanned="1" table:formula="of:=SUM([.AP3:.AP7]=[.$BJ3:.$BJ7])" office:value-type="float"/>
          <table:table-cell table:number-matrix-columns-spanned="1" table:number-matrix-rows-spanned="1" table:formula="of:=SUM([.AQ3:.AQ7]=[.$BK3:.$BK7])" office:value-type="float"/>
          <table:table-cell table:number-matrix-columns-spanned="1" table:number-matrix-rows-spanned="1" table:formula="of:=SUM([.AR3:.AR7]=[.$BL3:.$BL7])" office:value-type="float"/>
          <table:table-cell table:number-matrix-columns-spanned="1" table:number-matrix-rows-spanned="1" table:formula="of:=SUM([.AS3:.AS7]=[.$BM3:.$BM7])" office:value-type="float"/>
          <table:table-cell table:number-matrix-columns-spanned="1" table:number-matrix-rows-spanned="1" table:formula="of:=SUM([.AT3:.AT7]=[.$BN3:.$BN7])" office:value-type="float"/>
          <table:table-cell table:number-matrix-columns-spanned="1" table:number-matrix-rows-spanned="1" table:formula="of:=SUM([.AU3:.AU7]=[.$BO3:.$BO7])" office:value-type="float"/>
          <table:table-cell table:number-matrix-columns-spanned="1" table:number-matrix-rows-spanned="1" table:formula="of:=SUM([.AV3:.AV7]=[.$BP3:.$BP7])" office:value-type="float"/>
          <table:table-cell table:number-matrix-columns-spanned="1" table:number-matrix-rows-spanned="1" table:formula="of:=SUM([.AW3:.AW7]=[.$BQ3:.$BQ7])" office:value-type="float"/>
          <table:table-cell table:number-matrix-columns-spanned="1" table:number-matrix-rows-spanned="1" table:formula="of:=SUM([.AX3:.AX7]=[.$BR3:.$BR7])" office:value-type="float"/>
          <table:table-cell table:number-matrix-columns-spanned="1" table:number-matrix-rows-spanned="1" table:formula="of:=SUM([.AY3:.AY7]=[.$BS3:.$BS7])" office:value-type="float"/>
          <table:table-cell table:number-matrix-columns-spanned="1" table:number-matrix-rows-spanned="1" table:formula="of:=SUM([.AZ3:.AZ7]=[.$BT3:.$BT7])" office:value-type="float"/>
          <table:table-cell table:number-matrix-columns-spanned="1" table:number-matrix-rows-spanned="1" table:formula="of:=SUM([.BA3:.BA7]=[.$BU3:.$BU7])" office:value-type="float"/>
          <table:table-cell table:number-matrix-columns-spanned="1" table:number-matrix-rows-spanned="1" table:formula="of:=SUM([.BB3:.BB7]=[.$BV3:.$BV7])" office:value-type="float"/>
          <table:table-cell table:number-matrix-columns-spanned="1" table:number-matrix-rows-spanned="1" table:formula="of:=SUM([.BC3:.BC7]=[.$BW3:.$BW7])" office:value-type="float"/>
          <table:table-cell table:number-matrix-columns-spanned="1" table:number-matrix-rows-spanned="1" table:formula="of:=SUM([.BD3:.BD7]=[.$BX3:.$BX7])" office:value-type="float"/>
          <table:table-cell table:number-matrix-columns-spanned="1" table:number-matrix-rows-spanned="1" table:formula="of:=SUM([.BE3:.BE7]=[.$BY3:.$BY7])" office:value-type="float"/>
          <table:table-cell table:number-matrix-columns-spanned="1" table:number-matrix-rows-spanned="1" table:formula="of:=SUM([.BF3:.BF7]=[.$BZ3:.$BZ7])" office:value-type="float"/>
          <table:table-cell table:number-matrix-columns-spanned="1" table:number-matrix-rows-spanned="1" table:formula="of:=SUM([.BG3:.BG7]=[.$CA3:.$CA7])" office:value-type="float"/>
          <table:table-cell table:number-matrix-columns-spanned="1" table:number-matrix-rows-spanned="1" table:formula="of:=SUM([.BH3:.BH7]=[.$CB3:.$CB7])" office:value-type="float"/>
          <table:table-cell table:number-matrix-columns-spanned="1" table:number-matrix-rows-spanned="1" table:formula="of:=SUM([.BI3:.BI7]=[.$CC3:.$CC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D3:.$CD7])" office:value-type="float"/>
          <table:table-cell table:number-matrix-columns-spanned="1" table:number-matrix-rows-spanned="1" table:formula="of:=SUM([.C3:.C7]&lt;[.$CE3:.$CE7])" office:value-type="float"/>
          <table:table-cell table:number-matrix-columns-spanned="1" table:number-matrix-rows-spanned="1" table:formula="of:=SUM([.D3:.D7]&lt;[.$CF3:.$CF7])" office:value-type="float"/>
          <table:table-cell table:number-matrix-columns-spanned="1" table:number-matrix-rows-spanned="1" table:formula="of:=SUM([.E3:.E7]&lt;[.$CG3:.$CG7])" office:value-type="float"/>
          <table:table-cell table:number-matrix-columns-spanned="1" table:number-matrix-rows-spanned="1" table:formula="of:=SUM([.F3:.F7]&lt;[.$CH3:.$CH7])" office:value-type="float"/>
          <table:table-cell table:number-matrix-columns-spanned="1" table:number-matrix-rows-spanned="1" table:formula="of:=SUM([.G3:.G7]&lt;[.$CI3:.$CI7])" office:value-type="float"/>
          <table:table-cell table:number-matrix-columns-spanned="1" table:number-matrix-rows-spanned="1" table:formula="of:=SUM([.H3:.H7]&lt;[.$CJ3:.$CJ7])" office:value-type="float"/>
          <table:table-cell table:number-matrix-columns-spanned="1" table:number-matrix-rows-spanned="1" table:formula="of:=SUM([.I3:.I7]&lt;[.$CK3:.$CK7])" office:value-type="float"/>
          <table:table-cell table:number-matrix-columns-spanned="1" table:number-matrix-rows-spanned="1" table:formula="of:=SUM([.J3:.J7]&lt;[.$CL3:.$CL7])" office:value-type="float"/>
          <table:table-cell table:number-matrix-columns-spanned="1" table:number-matrix-rows-spanned="1" table:formula="of:=SUM([.K3:.K7]&lt;[.$CM3:.$CM7])" office:value-type="float"/>
          <table:table-cell table:number-matrix-columns-spanned="1" table:number-matrix-rows-spanned="1" table:formula="of:=SUM([.L3:.L7]&lt;[.$CN3:.$CN7])" office:value-type="float"/>
          <table:table-cell table:number-matrix-columns-spanned="1" table:number-matrix-rows-spanned="1" table:formula="of:=SUM([.M3:.M7]&lt;[.$CO3:.$CO7])" office:value-type="float"/>
          <table:table-cell table:number-matrix-columns-spanned="1" table:number-matrix-rows-spanned="1" table:formula="of:=SUM([.N3:.N7]&lt;[.$CP3:.$CP7])" office:value-type="float"/>
          <table:table-cell table:number-matrix-columns-spanned="1" table:number-matrix-rows-spanned="1" table:formula="of:=SUM([.O3:.O7]&lt;[.$CQ3:.$CQ7])" office:value-type="float"/>
          <table:table-cell table:number-matrix-columns-spanned="1" table:number-matrix-rows-spanned="1" table:formula="of:=SUM([.P3:.P7]&lt;[.$CR3:.$CR7])" office:value-type="float"/>
          <table:table-cell table:number-matrix-columns-spanned="1" table:number-matrix-rows-spanned="1" table:formula="of:=SUM([.Q3:.Q7]&lt;[.$CS3:.$CS7])" office:value-type="float"/>
          <table:table-cell table:number-matrix-columns-spanned="1" table:number-matrix-rows-spanned="1" table:formula="of:=SUM([.R3:.R7]&lt;[.$CT3:.$CT7])" office:value-type="float"/>
          <table:table-cell table:number-matrix-columns-spanned="1" table:number-matrix-rows-spanned="1" table:formula="of:=SUM([.S3:.S7]&lt;[.$CU3:.$CU7])" office:value-type="float"/>
          <table:table-cell table:number-matrix-columns-spanned="1" table:number-matrix-rows-spanned="1" table:formula="of:=SUM([.T3:.T7]&lt;[.$CV3:.$CV7])" office:value-type="float"/>
          <table:table-cell table:number-matrix-columns-spanned="1" table:number-matrix-rows-spanned="1" table:formula="of:=SUM([.U3:.U7]&lt;[.$CW3:.$CW7])" office:value-type="float"/>
          <table:table-cell table:number-matrix-columns-spanned="1" table:number-matrix-rows-spanned="1" table:formula="of:=SUM([.V3:.V7]&lt;[.$CD3:.$CD7])" office:value-type="float"/>
          <table:table-cell table:number-matrix-columns-spanned="1" table:number-matrix-rows-spanned="1" table:formula="of:=SUM([.W3:.W7]&lt;[.$CE3:.$CE7])" office:value-type="float"/>
          <table:table-cell table:number-matrix-columns-spanned="1" table:number-matrix-rows-spanned="1" table:formula="of:=SUM([.X3:.X7]&lt;[.$CF3:.$CF7])" office:value-type="float"/>
          <table:table-cell table:number-matrix-columns-spanned="1" table:number-matrix-rows-spanned="1" table:formula="of:=SUM([.Y3:.Y7]&lt;[.$CG3:.$CG7])" office:value-type="float"/>
          <table:table-cell table:number-matrix-columns-spanned="1" table:number-matrix-rows-spanned="1" table:formula="of:=SUM([.Z3:.Z7]&lt;[.$CH3:.$CH7])" office:value-type="float"/>
          <table:table-cell table:number-matrix-columns-spanned="1" table:number-matrix-rows-spanned="1" table:formula="of:=SUM([.AA3:.AA7]&lt;[.$CI3:.$CI7])" office:value-type="float"/>
          <table:table-cell table:number-matrix-columns-spanned="1" table:number-matrix-rows-spanned="1" table:formula="of:=SUM([.AB3:.AB7]&lt;[.$CJ3:.$CJ7])" office:value-type="float"/>
          <table:table-cell table:number-matrix-columns-spanned="1" table:number-matrix-rows-spanned="1" table:formula="of:=SUM([.AC3:.AC7]&lt;[.$CK3:.$CK7])" office:value-type="float"/>
          <table:table-cell table:number-matrix-columns-spanned="1" table:number-matrix-rows-spanned="1" table:formula="of:=SUM([.AD3:.AD7]&lt;[.$CL3:.$CL7])" office:value-type="float"/>
          <table:table-cell table:number-matrix-columns-spanned="1" table:number-matrix-rows-spanned="1" table:formula="of:=SUM([.AE3:.AE7]&lt;[.$CM3:.$CM7])" office:value-type="float"/>
          <table:table-cell table:number-matrix-columns-spanned="1" table:number-matrix-rows-spanned="1" table:formula="of:=SUM([.AF3:.AF7]&lt;[.$CN3:.$CN7])" office:value-type="float"/>
          <table:table-cell table:number-matrix-columns-spanned="1" table:number-matrix-rows-spanned="1" table:formula="of:=SUM([.AG3:.AG7]&lt;[.$CO3:.$CO7])" office:value-type="float"/>
          <table:table-cell table:number-matrix-columns-spanned="1" table:number-matrix-rows-spanned="1" table:formula="of:=SUM([.AH3:.AH7]&lt;[.$CP3:.$CP7])" office:value-type="float"/>
          <table:table-cell table:number-matrix-columns-spanned="1" table:number-matrix-rows-spanned="1" table:formula="of:=SUM([.AI3:.AI7]&lt;[.$CQ3:.$CQ7])" office:value-type="float"/>
          <table:table-cell table:number-matrix-columns-spanned="1" table:number-matrix-rows-spanned="1" table:formula="of:=SUM([.AJ3:.AJ7]&lt;[.$CR3:.$CR7])" office:value-type="float"/>
          <table:table-cell table:number-matrix-columns-spanned="1" table:number-matrix-rows-spanned="1" table:formula="of:=SUM([.AK3:.AK7]&lt;[.$CS3:.$CS7])" office:value-type="float"/>
          <table:table-cell table:number-matrix-columns-spanned="1" table:number-matrix-rows-spanned="1" table:formula="of:=SUM([.AL3:.AL7]&lt;[.$CT3:.$CT7])" office:value-type="float"/>
          <table:table-cell table:number-matrix-columns-spanned="1" table:number-matrix-rows-spanned="1" table:formula="of:=SUM([.AM3:.AM7]&lt;[.$CU3:.$CU7])" office:value-type="float"/>
          <table:table-cell table:number-matrix-columns-spanned="1" table:number-matrix-rows-spanned="1" table:formula="of:=SUM([.AN3:.AN7]&lt;[.$CV3:.$CV7])" office:value-type="float"/>
          <table:table-cell table:number-matrix-columns-spanned="1" table:number-matrix-rows-spanned="1" table:formula="of:=SUM([.AO3:.AO7]&lt;[.$CW3:.$CW7])" office:value-type="float"/>
          <table:table-cell table:number-matrix-columns-spanned="1" table:number-matrix-rows-spanned="1" table:formula="of:=SUM([.AP3:.AP7]&lt;[.$CD3:.$CD7])" office:value-type="float"/>
          <table:table-cell table:number-matrix-columns-spanned="1" table:number-matrix-rows-spanned="1" table:formula="of:=SUM([.AQ3:.AQ7]&lt;[.$CE3:.$CE7])" office:value-type="float"/>
          <table:table-cell table:number-matrix-columns-spanned="1" table:number-matrix-rows-spanned="1" table:formula="of:=SUM([.AR3:.AR7]&lt;[.$CF3:.$CF7])" office:value-type="float"/>
          <table:table-cell table:number-matrix-columns-spanned="1" table:number-matrix-rows-spanned="1" table:formula="of:=SUM([.AS3:.AS7]&lt;[.$CG3:.$CG7])" office:value-type="float"/>
          <table:table-cell table:number-matrix-columns-spanned="1" table:number-matrix-rows-spanned="1" table:formula="of:=SUM([.AT3:.AT7]&lt;[.$CH3:.$CH7])" office:value-type="float"/>
          <table:table-cell table:number-matrix-columns-spanned="1" table:number-matrix-rows-spanned="1" table:formula="of:=SUM([.AU3:.AU7]&lt;[.$CI3:.$CI7])" office:value-type="float"/>
          <table:table-cell table:number-matrix-columns-spanned="1" table:number-matrix-rows-spanned="1" table:formula="of:=SUM([.AV3:.AV7]&lt;[.$CJ3:.$CJ7])" office:value-type="float"/>
          <table:table-cell table:number-matrix-columns-spanned="1" table:number-matrix-rows-spanned="1" table:formula="of:=SUM([.AW3:.AW7]&lt;[.$CK3:.$CK7])" office:value-type="float"/>
          <table:table-cell table:number-matrix-columns-spanned="1" table:number-matrix-rows-spanned="1" table:formula="of:=SUM([.AX3:.AX7]&lt;[.$CL3:.$CL7])" office:value-type="float"/>
          <table:table-cell table:number-matrix-columns-spanned="1" table:number-matrix-rows-spanned="1" table:formula="of:=SUM([.AY3:.AY7]&lt;[.$CM3:.$CM7])" office:value-type="float"/>
          <table:table-cell table:number-matrix-columns-spanned="1" table:number-matrix-rows-spanned="1" table:formula="of:=SUM([.AZ3:.AZ7]&lt;[.$CN3:.$CN7])" office:value-type="float"/>
          <table:table-cell table:number-matrix-columns-spanned="1" table:number-matrix-rows-spanned="1" table:formula="of:=SUM([.BA3:.BA7]&lt;[.$CO3:.$CO7])" office:value-type="float"/>
          <table:table-cell table:number-matrix-columns-spanned="1" table:number-matrix-rows-spanned="1" table:formula="of:=SUM([.BB3:.BB7]&lt;[.$CP3:.$CP7])" office:value-type="float"/>
          <table:table-cell table:number-matrix-columns-spanned="1" table:number-matrix-rows-spanned="1" table:formula="of:=SUM([.BC3:.BC7]&lt;[.$CQ3:.$CQ7])" office:value-type="float"/>
          <table:table-cell table:number-matrix-columns-spanned="1" table:number-matrix-rows-spanned="1" table:formula="of:=SUM([.BD3:.BD7]&lt;[.$CR3:.$CR7])" office:value-type="float"/>
          <table:table-cell table:number-matrix-columns-spanned="1" table:number-matrix-rows-spanned="1" table:formula="of:=SUM([.BE3:.BE7]&lt;[.$CS3:.$CS7])" office:value-type="float"/>
          <table:table-cell table:number-matrix-columns-spanned="1" table:number-matrix-rows-spanned="1" table:formula="of:=SUM([.BF3:.BF7]&lt;[.$CT3:.$CT7])" office:value-type="float"/>
          <table:table-cell table:number-matrix-columns-spanned="1" table:number-matrix-rows-spanned="1" table:formula="of:=SUM([.BG3:.BG7]&lt;[.$CU3:.$CU7])" office:value-type="float"/>
          <table:table-cell table:number-matrix-columns-spanned="1" table:number-matrix-rows-spanned="1" table:formula="of:=SUM([.BH3:.BH7]&lt;[.$CV3:.$CV7])" office:value-type="float"/>
          <table:table-cell table:number-matrix-columns-spanned="1" table:number-matrix-rows-spanned="1" table:formula="of:=SUM([.BI3:.BI7]&lt;[.$CW3:.$CW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D3:.$CD7])" office:value-type="float"/>
          <table:table-cell table:number-matrix-columns-spanned="1" table:number-matrix-rows-spanned="1" table:formula="of:=SUM([.C3:.C7]&gt;[.$CE3:.$CE7])" office:value-type="float"/>
          <table:table-cell table:number-matrix-columns-spanned="1" table:number-matrix-rows-spanned="1" table:formula="of:=SUM([.D3:.D7]&gt;[.$CF3:.$CF7])" office:value-type="float"/>
          <table:table-cell table:number-matrix-columns-spanned="1" table:number-matrix-rows-spanned="1" table:formula="of:=SUM([.E3:.E7]&gt;[.$CG3:.$CG7])" office:value-type="float"/>
          <table:table-cell table:number-matrix-columns-spanned="1" table:number-matrix-rows-spanned="1" table:formula="of:=SUM([.F3:.F7]&gt;[.$CH3:.$CH7])" office:value-type="float"/>
          <table:table-cell table:number-matrix-columns-spanned="1" table:number-matrix-rows-spanned="1" table:formula="of:=SUM([.G3:.G7]&gt;[.$CI3:.$CI7])" office:value-type="float"/>
          <table:table-cell table:number-matrix-columns-spanned="1" table:number-matrix-rows-spanned="1" table:formula="of:=SUM([.H3:.H7]&gt;[.$CJ3:.$CJ7])" office:value-type="float"/>
          <table:table-cell table:number-matrix-columns-spanned="1" table:number-matrix-rows-spanned="1" table:formula="of:=SUM([.I3:.I7]&gt;[.$CK3:.$CK7])" office:value-type="float"/>
          <table:table-cell table:number-matrix-columns-spanned="1" table:number-matrix-rows-spanned="1" table:formula="of:=SUM([.J3:.J7]&gt;[.$CL3:.$CL7])" office:value-type="float"/>
          <table:table-cell table:number-matrix-columns-spanned="1" table:number-matrix-rows-spanned="1" table:formula="of:=SUM([.K3:.K7]&gt;[.$CM3:.$CM7])" office:value-type="float"/>
          <table:table-cell table:number-matrix-columns-spanned="1" table:number-matrix-rows-spanned="1" table:formula="of:=SUM([.L3:.L7]&gt;[.$CN3:.$CN7])" office:value-type="float"/>
          <table:table-cell table:number-matrix-columns-spanned="1" table:number-matrix-rows-spanned="1" table:formula="of:=SUM([.M3:.M7]&gt;[.$CO3:.$CO7])" office:value-type="float"/>
          <table:table-cell table:number-matrix-columns-spanned="1" table:number-matrix-rows-spanned="1" table:formula="of:=SUM([.N3:.N7]&gt;[.$CP3:.$CP7])" office:value-type="float"/>
          <table:table-cell table:number-matrix-columns-spanned="1" table:number-matrix-rows-spanned="1" table:formula="of:=SUM([.O3:.O7]&gt;[.$CQ3:.$CQ7])" office:value-type="float"/>
          <table:table-cell table:number-matrix-columns-spanned="1" table:number-matrix-rows-spanned="1" table:formula="of:=SUM([.P3:.P7]&gt;[.$CR3:.$CR7])" office:value-type="float"/>
          <table:table-cell table:number-matrix-columns-spanned="1" table:number-matrix-rows-spanned="1" table:formula="of:=SUM([.Q3:.Q7]&gt;[.$CS3:.$CS7])" office:value-type="float"/>
          <table:table-cell table:number-matrix-columns-spanned="1" table:number-matrix-rows-spanned="1" table:formula="of:=SUM([.R3:.R7]&gt;[.$CT3:.$CT7])" office:value-type="float"/>
          <table:table-cell table:number-matrix-columns-spanned="1" table:number-matrix-rows-spanned="1" table:formula="of:=SUM([.S3:.S7]&gt;[.$CU3:.$CU7])" office:value-type="float"/>
          <table:table-cell table:number-matrix-columns-spanned="1" table:number-matrix-rows-spanned="1" table:formula="of:=SUM([.T3:.T7]&gt;[.$CV3:.$CV7])" office:value-type="float"/>
          <table:table-cell table:number-matrix-columns-spanned="1" table:number-matrix-rows-spanned="1" table:formula="of:=SUM([.U3:.U7]&gt;[.$CW3:.$CW7])" office:value-type="float"/>
          <table:table-cell table:number-matrix-columns-spanned="1" table:number-matrix-rows-spanned="1" table:formula="of:=SUM([.V3:.V7]&gt;[.$CD3:.$CD7])" office:value-type="float"/>
          <table:table-cell table:number-matrix-columns-spanned="1" table:number-matrix-rows-spanned="1" table:formula="of:=SUM([.W3:.W7]&gt;[.$CE3:.$CE7])" office:value-type="float"/>
          <table:table-cell table:number-matrix-columns-spanned="1" table:number-matrix-rows-spanned="1" table:formula="of:=SUM([.X3:.X7]&gt;[.$CF3:.$CF7])" office:value-type="float"/>
          <table:table-cell table:number-matrix-columns-spanned="1" table:number-matrix-rows-spanned="1" table:formula="of:=SUM([.Y3:.Y7]&gt;[.$CG3:.$CG7])" office:value-type="float"/>
          <table:table-cell table:number-matrix-columns-spanned="1" table:number-matrix-rows-spanned="1" table:formula="of:=SUM([.Z3:.Z7]&gt;[.$CH3:.$CH7])" office:value-type="float"/>
          <table:table-cell table:number-matrix-columns-spanned="1" table:number-matrix-rows-spanned="1" table:formula="of:=SUM([.AA3:.AA7]&gt;[.$CI3:.$CI7])" office:value-type="float"/>
          <table:table-cell table:number-matrix-columns-spanned="1" table:number-matrix-rows-spanned="1" table:formula="of:=SUM([.AB3:.AB7]&gt;[.$CJ3:.$CJ7])" office:value-type="float"/>
          <table:table-cell table:number-matrix-columns-spanned="1" table:number-matrix-rows-spanned="1" table:formula="of:=SUM([.AC3:.AC7]&gt;[.$CK3:.$CK7])" office:value-type="float"/>
          <table:table-cell table:number-matrix-columns-spanned="1" table:number-matrix-rows-spanned="1" table:formula="of:=SUM([.AD3:.AD7]&gt;[.$CL3:.$CL7])" office:value-type="float"/>
          <table:table-cell table:number-matrix-columns-spanned="1" table:number-matrix-rows-spanned="1" table:formula="of:=SUM([.AE3:.AE7]&gt;[.$CM3:.$CM7])" office:value-type="float"/>
          <table:table-cell table:number-matrix-columns-spanned="1" table:number-matrix-rows-spanned="1" table:formula="of:=SUM([.AF3:.AF7]&gt;[.$CN3:.$CN7])" office:value-type="float"/>
          <table:table-cell table:number-matrix-columns-spanned="1" table:number-matrix-rows-spanned="1" table:formula="of:=SUM([.AG3:.AG7]&gt;[.$CO3:.$CO7])" office:value-type="float"/>
          <table:table-cell table:number-matrix-columns-spanned="1" table:number-matrix-rows-spanned="1" table:formula="of:=SUM([.AH3:.AH7]&gt;[.$CP3:.$CP7])" office:value-type="float"/>
          <table:table-cell table:number-matrix-columns-spanned="1" table:number-matrix-rows-spanned="1" table:formula="of:=SUM([.AI3:.AI7]&gt;[.$CQ3:.$CQ7])" office:value-type="float"/>
          <table:table-cell table:number-matrix-columns-spanned="1" table:number-matrix-rows-spanned="1" table:formula="of:=SUM([.AJ3:.AJ7]&gt;[.$CR3:.$CR7])" office:value-type="float"/>
          <table:table-cell table:number-matrix-columns-spanned="1" table:number-matrix-rows-spanned="1" table:formula="of:=SUM([.AK3:.AK7]&gt;[.$CS3:.$CS7])" office:value-type="float"/>
          <table:table-cell table:number-matrix-columns-spanned="1" table:number-matrix-rows-spanned="1" table:formula="of:=SUM([.AL3:.AL7]&gt;[.$CT3:.$CT7])" office:value-type="float"/>
          <table:table-cell table:number-matrix-columns-spanned="1" table:number-matrix-rows-spanned="1" table:formula="of:=SUM([.AM3:.AM7]&gt;[.$CU3:.$CU7])" office:value-type="float"/>
          <table:table-cell table:number-matrix-columns-spanned="1" table:number-matrix-rows-spanned="1" table:formula="of:=SUM([.AN3:.AN7]&gt;[.$CV3:.$CV7])" office:value-type="float"/>
          <table:table-cell table:number-matrix-columns-spanned="1" table:number-matrix-rows-spanned="1" table:formula="of:=SUM([.AO3:.AO7]&gt;[.$CW3:.$CW7])" office:value-type="float"/>
          <table:table-cell table:number-matrix-columns-spanned="1" table:number-matrix-rows-spanned="1" table:formula="of:=SUM([.AP3:.AP7]&gt;[.$CD3:.$CD7])" office:value-type="float"/>
          <table:table-cell table:number-matrix-columns-spanned="1" table:number-matrix-rows-spanned="1" table:formula="of:=SUM([.AQ3:.AQ7]&gt;[.$CE3:.$CE7])" office:value-type="float"/>
          <table:table-cell table:number-matrix-columns-spanned="1" table:number-matrix-rows-spanned="1" table:formula="of:=SUM([.AR3:.AR7]&gt;[.$CF3:.$CF7])" office:value-type="float"/>
          <table:table-cell table:number-matrix-columns-spanned="1" table:number-matrix-rows-spanned="1" table:formula="of:=SUM([.AS3:.AS7]&gt;[.$CG3:.$CG7])" office:value-type="float"/>
          <table:table-cell table:number-matrix-columns-spanned="1" table:number-matrix-rows-spanned="1" table:formula="of:=SUM([.AT3:.AT7]&gt;[.$CH3:.$CH7])" office:value-type="float"/>
          <table:table-cell table:number-matrix-columns-spanned="1" table:number-matrix-rows-spanned="1" table:formula="of:=SUM([.AU3:.AU7]&gt;[.$CI3:.$CI7])" office:value-type="float"/>
          <table:table-cell table:number-matrix-columns-spanned="1" table:number-matrix-rows-spanned="1" table:formula="of:=SUM([.AV3:.AV7]&gt;[.$CJ3:.$CJ7])" office:value-type="float"/>
          <table:table-cell table:number-matrix-columns-spanned="1" table:number-matrix-rows-spanned="1" table:formula="of:=SUM([.AW3:.AW7]&gt;[.$CK3:.$CK7])" office:value-type="float"/>
          <table:table-cell table:number-matrix-columns-spanned="1" table:number-matrix-rows-spanned="1" table:formula="of:=SUM([.AX3:.AX7]&gt;[.$CL3:.$CL7])" office:value-type="float"/>
          <table:table-cell table:number-matrix-columns-spanned="1" table:number-matrix-rows-spanned="1" table:formula="of:=SUM([.AY3:.AY7]&gt;[.$CM3:.$CM7])" office:value-type="float"/>
          <table:table-cell table:number-matrix-columns-spanned="1" table:number-matrix-rows-spanned="1" table:formula="of:=SUM([.AZ3:.AZ7]&gt;[.$CN3:.$CN7])" office:value-type="float"/>
          <table:table-cell table:number-matrix-columns-spanned="1" table:number-matrix-rows-spanned="1" table:formula="of:=SUM([.BA3:.BA7]&gt;[.$CO3:.$CO7])" office:value-type="float"/>
          <table:table-cell table:number-matrix-columns-spanned="1" table:number-matrix-rows-spanned="1" table:formula="of:=SUM([.BB3:.BB7]&gt;[.$CP3:.$CP7])" office:value-type="float"/>
          <table:table-cell table:number-matrix-columns-spanned="1" table:number-matrix-rows-spanned="1" table:formula="of:=SUM([.BC3:.BC7]&gt;[.$CQ3:.$CQ7])" office:value-type="float"/>
          <table:table-cell table:number-matrix-columns-spanned="1" table:number-matrix-rows-spanned="1" table:formula="of:=SUM([.BD3:.BD7]&gt;[.$CR3:.$CR7])" office:value-type="float"/>
          <table:table-cell table:number-matrix-columns-spanned="1" table:number-matrix-rows-spanned="1" table:formula="of:=SUM([.BE3:.BE7]&gt;[.$CS3:.$CS7])" office:value-type="float"/>
          <table:table-cell table:number-matrix-columns-spanned="1" table:number-matrix-rows-spanned="1" table:formula="of:=SUM([.BF3:.BF7]&gt;[.$CT3:.$CT7])" office:value-type="float"/>
          <table:table-cell table:number-matrix-columns-spanned="1" table:number-matrix-rows-spanned="1" table:formula="of:=SUM([.BG3:.BG7]&gt;[.$CU3:.$CU7])" office:value-type="float"/>
          <table:table-cell table:number-matrix-columns-spanned="1" table:number-matrix-rows-spanned="1" table:formula="of:=SUM([.BH3:.BH7]&gt;[.$CV3:.$CV7])" office:value-type="float"/>
          <table:table-cell table:number-matrix-columns-spanned="1" table:number-matrix-rows-spanned="1" table:formula="of:=SUM([.BI3:.BI7]&gt;[.$CW3:.$CW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CX3:.$CX7])" office:value-type="float"/>
          <table:table-cell table:number-matrix-columns-spanned="1" table:number-matrix-rows-spanned="1" table:formula="of:=SUM([.C3:.C7]=[.$CY3:.$CY7])" office:value-type="float"/>
          <table:table-cell table:number-matrix-columns-spanned="1" table:number-matrix-rows-spanned="1" table:formula="of:=SUM([.D3:.D7]=[.$CZ3:.$CZ7])" office:value-type="float"/>
          <table:table-cell table:number-matrix-columns-spanned="1" table:number-matrix-rows-spanned="1" table:formula="of:=SUM([.E3:.E7]=[.$DA3:.$DA7])" office:value-type="float"/>
          <table:table-cell table:number-matrix-columns-spanned="1" table:number-matrix-rows-spanned="1" table:formula="of:=SUM([.F3:.F7]=[.$DB3:.$DB7])" office:value-type="float"/>
          <table:table-cell table:number-matrix-columns-spanned="1" table:number-matrix-rows-spanned="1" table:formula="of:=SUM([.G3:.G7]=[.$DC3:.$DC7])" office:value-type="float"/>
          <table:table-cell table:number-matrix-columns-spanned="1" table:number-matrix-rows-spanned="1" table:formula="of:=SUM([.H3:.H7]=[.$DD3:.$DD7])" office:value-type="float"/>
          <table:table-cell table:number-matrix-columns-spanned="1" table:number-matrix-rows-spanned="1" table:formula="of:=SUM([.I3:.I7]=[.$DE3:.$DE7])" office:value-type="float"/>
          <table:table-cell table:number-matrix-columns-spanned="1" table:number-matrix-rows-spanned="1" table:formula="of:=SUM([.J3:.J7]=[.$DF3:.$DF7])" office:value-type="float"/>
          <table:table-cell table:number-matrix-columns-spanned="1" table:number-matrix-rows-spanned="1" table:formula="of:=SUM([.K3:.K7]=[.$DG3:.$DG7])" office:value-type="float"/>
          <table:table-cell table:number-matrix-columns-spanned="1" table:number-matrix-rows-spanned="1" table:formula="of:=SUM([.L3:.L7]=[.$DH3:.$DH7])" office:value-type="float"/>
          <table:table-cell table:number-matrix-columns-spanned="1" table:number-matrix-rows-spanned="1" table:formula="of:=SUM([.M3:.M7]=[.$DI3:.$DI7])" office:value-type="float"/>
          <table:table-cell table:number-matrix-columns-spanned="1" table:number-matrix-rows-spanned="1" table:formula="of:=SUM([.N3:.N7]=[.$DJ3:.$DJ7])" office:value-type="float"/>
          <table:table-cell table:number-matrix-columns-spanned="1" table:number-matrix-rows-spanned="1" table:formula="of:=SUM([.O3:.O7]=[.$DK3:.$DK7])" office:value-type="float"/>
          <table:table-cell table:number-matrix-columns-spanned="1" table:number-matrix-rows-spanned="1" table:formula="of:=SUM([.P3:.P7]=[.$DL3:.$DL7])" office:value-type="float"/>
          <table:table-cell table:number-matrix-columns-spanned="1" table:number-matrix-rows-spanned="1" table:formula="of:=SUM([.Q3:.Q7]=[.$DM3:.$DM7])" office:value-type="float"/>
          <table:table-cell table:number-matrix-columns-spanned="1" table:number-matrix-rows-spanned="1" table:formula="of:=SUM([.R3:.R7]=[.$DN3:.$DN7])" office:value-type="float"/>
          <table:table-cell table:number-matrix-columns-spanned="1" table:number-matrix-rows-spanned="1" table:formula="of:=SUM([.S3:.S7]=[.$DO3:.$DO7])" office:value-type="float"/>
          <table:table-cell table:number-matrix-columns-spanned="1" table:number-matrix-rows-spanned="1" table:formula="of:=SUM([.T3:.T7]=[.$DP3:.$DP7])" office:value-type="float"/>
          <table:table-cell table:number-matrix-columns-spanned="1" table:number-matrix-rows-spanned="1" table:formula="of:=SUM([.U3:.U7]=[.$DQ3:.$DQ7])" office:value-type="float"/>
          <table:table-cell table:number-matrix-columns-spanned="1" table:number-matrix-rows-spanned="1" table:formula="of:=SUM([.V3:.V7]=[.$CX3:.$CX7])" office:value-type="float"/>
          <table:table-cell table:number-matrix-columns-spanned="1" table:number-matrix-rows-spanned="1" table:formula="of:=SUM([.W3:.W7]=[.$CY3:.$CY7])" office:value-type="float"/>
          <table:table-cell table:number-matrix-columns-spanned="1" table:number-matrix-rows-spanned="1" table:formula="of:=SUM([.X3:.X7]=[.$CZ3:.$CZ7])" office:value-type="float"/>
          <table:table-cell table:number-matrix-columns-spanned="1" table:number-matrix-rows-spanned="1" table:formula="of:=SUM([.Y3:.Y7]=[.$DA3:.$DA7])" office:value-type="float"/>
          <table:table-cell table:number-matrix-columns-spanned="1" table:number-matrix-rows-spanned="1" table:formula="of:=SUM([.Z3:.Z7]=[.$DB3:.$DB7])" office:value-type="float"/>
          <table:table-cell table:number-matrix-columns-spanned="1" table:number-matrix-rows-spanned="1" table:formula="of:=SUM([.AA3:.AA7]=[.$DC3:.$DC7])" office:value-type="float"/>
          <table:table-cell table:number-matrix-columns-spanned="1" table:number-matrix-rows-spanned="1" table:formula="of:=SUM([.AB3:.AB7]=[.$DD3:.$DD7])" office:value-type="float"/>
          <table:table-cell table:number-matrix-columns-spanned="1" table:number-matrix-rows-spanned="1" table:formula="of:=SUM([.AC3:.AC7]=[.$DE3:.$DE7])" office:value-type="float"/>
          <table:table-cell table:number-matrix-columns-spanned="1" table:number-matrix-rows-spanned="1" table:formula="of:=SUM([.AD3:.AD7]=[.$DF3:.$DF7])" office:value-type="float"/>
          <table:table-cell table:number-matrix-columns-spanned="1" table:number-matrix-rows-spanned="1" table:formula="of:=SUM([.AE3:.AE7]=[.$DG3:.$DG7])" office:value-type="float"/>
          <table:table-cell table:number-matrix-columns-spanned="1" table:number-matrix-rows-spanned="1" table:formula="of:=SUM([.AF3:.AF7]=[.$DH3:.$DH7])" office:value-type="float"/>
          <table:table-cell table:number-matrix-columns-spanned="1" table:number-matrix-rows-spanned="1" table:formula="of:=SUM([.AG3:.AG7]=[.$DI3:.$DI7])" office:value-type="float"/>
          <table:table-cell table:number-matrix-columns-spanned="1" table:number-matrix-rows-spanned="1" table:formula="of:=SUM([.AH3:.AH7]=[.$DJ3:.$DJ7])" office:value-type="float"/>
          <table:table-cell table:number-matrix-columns-spanned="1" table:number-matrix-rows-spanned="1" table:formula="of:=SUM([.AI3:.AI7]=[.$DK3:.$DK7])" office:value-type="float"/>
          <table:table-cell table:number-matrix-columns-spanned="1" table:number-matrix-rows-spanned="1" table:formula="of:=SUM([.AJ3:.AJ7]=[.$DL3:.$DL7])" office:value-type="float"/>
          <table:table-cell table:number-matrix-columns-spanned="1" table:number-matrix-rows-spanned="1" table:formula="of:=SUM([.AK3:.AK7]=[.$DM3:.$DM7])" office:value-type="float"/>
          <table:table-cell table:number-matrix-columns-spanned="1" table:number-matrix-rows-spanned="1" table:formula="of:=SUM([.AL3:.AL7]=[.$DN3:.$DN7])" office:value-type="float"/>
          <table:table-cell table:number-matrix-columns-spanned="1" table:number-matrix-rows-spanned="1" table:formula="of:=SUM([.AM3:.AM7]=[.$DO3:.$DO7])" office:value-type="float"/>
          <table:table-cell table:number-matrix-columns-spanned="1" table:number-matrix-rows-spanned="1" table:formula="of:=SUM([.AN3:.AN7]=[.$DP3:.$DP7])" office:value-type="float"/>
          <table:table-cell table:number-matrix-columns-spanned="1" table:number-matrix-rows-spanned="1" table:formula="of:=SUM([.AO3:.AO7]=[.$DQ3:.$DQ7])" office:value-type="float"/>
          <table:table-cell table:number-matrix-columns-spanned="1" table:number-matrix-rows-spanned="1" table:formula="of:=SUM([.AP3:.AP7]=[.$CX3:.$CX7])" office:value-type="float"/>
          <table:table-cell table:number-matrix-columns-spanned="1" table:number-matrix-rows-spanned="1" table:formula="of:=SUM([.AQ3:.AQ7]=[.$CY3:.$CY7])" office:value-type="float"/>
          <table:table-cell table:number-matrix-columns-spanned="1" table:number-matrix-rows-spanned="1" table:formula="of:=SUM([.AR3:.AR7]=[.$CZ3:.$CZ7])" office:value-type="float"/>
          <table:table-cell table:number-matrix-columns-spanned="1" table:number-matrix-rows-spanned="1" table:formula="of:=SUM([.AS3:.AS7]=[.$DA3:.$DA7])" office:value-type="float"/>
          <table:table-cell table:number-matrix-columns-spanned="1" table:number-matrix-rows-spanned="1" table:formula="of:=SUM([.AT3:.AT7]=[.$DB3:.$DB7])" office:value-type="float"/>
          <table:table-cell table:number-matrix-columns-spanned="1" table:number-matrix-rows-spanned="1" table:formula="of:=SUM([.AU3:.AU7]=[.$DC3:.$DC7])" office:value-type="float"/>
          <table:table-cell table:number-matrix-columns-spanned="1" table:number-matrix-rows-spanned="1" table:formula="of:=SUM([.AV3:.AV7]=[.$DD3:.$DD7])" office:value-type="float"/>
          <table:table-cell table:number-matrix-columns-spanned="1" table:number-matrix-rows-spanned="1" table:formula="of:=SUM([.AW3:.AW7]=[.$DE3:.$DE7])" office:value-type="float"/>
          <table:table-cell table:number-matrix-columns-spanned="1" table:number-matrix-rows-spanned="1" table:formula="of:=SUM([.AX3:.AX7]=[.$DF3:.$DF7])" office:value-type="float"/>
          <table:table-cell table:number-matrix-columns-spanned="1" table:number-matrix-rows-spanned="1" table:formula="of:=SUM([.AY3:.AY7]=[.$DG3:.$DG7])" office:value-type="float"/>
          <table:table-cell table:number-matrix-columns-spanned="1" table:number-matrix-rows-spanned="1" table:formula="of:=SUM([.AZ3:.AZ7]=[.$DH3:.$DH7])" office:value-type="float"/>
          <table:table-cell table:number-matrix-columns-spanned="1" table:number-matrix-rows-spanned="1" table:formula="of:=SUM([.BA3:.BA7]=[.$DI3:.$DI7])" office:value-type="float"/>
          <table:table-cell table:number-matrix-columns-spanned="1" table:number-matrix-rows-spanned="1" table:formula="of:=SUM([.BB3:.BB7]=[.$DJ3:.$DJ7])" office:value-type="float"/>
          <table:table-cell table:number-matrix-columns-spanned="1" table:number-matrix-rows-spanned="1" table:formula="of:=SUM([.BC3:.BC7]=[.$DK3:.$DK7])" office:value-type="float"/>
          <table:table-cell table:number-matrix-columns-spanned="1" table:number-matrix-rows-spanned="1" table:formula="of:=SUM([.BD3:.BD7]=[.$DL3:.$DL7])" office:value-type="float"/>
          <table:table-cell table:number-matrix-columns-spanned="1" table:number-matrix-rows-spanned="1" table:formula="of:=SUM([.BE3:.BE7]=[.$DM3:.$DM7])" office:value-type="float"/>
          <table:table-cell table:number-matrix-columns-spanned="1" table:number-matrix-rows-spanned="1" table:formula="of:=SUM([.BF3:.BF7]=[.$DN3:.$DN7])" office:value-type="float"/>
          <table:table-cell table:number-matrix-columns-spanned="1" table:number-matrix-rows-spanned="1" table:formula="of:=SUM([.BG3:.BG7]=[.$DO3:.$DO7])" office:value-type="float"/>
          <table:table-cell table:number-matrix-columns-spanned="1" table:number-matrix-rows-spanned="1" table:formula="of:=SUM([.BH3:.BH7]=[.$DP3:.$DP7])" office:value-type="float"/>
          <table:table-cell table:number-matrix-columns-spanned="1" table:number-matrix-rows-spanned="1" table:formula="of:=SUM([.BI3:.BI7]=[.$DQ3:.$DQ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dfa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dfa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SUM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SUM([Instances.AT3:Instances.AT7])" office:value-type="float"/>
          <table:table-cell table:formula="of:=AVERAGE([Instances.AU3:Instances.AU7])" office:value-type="float"/>
          <table:table-cell table:formula="of:=AVERAGE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table:formula="of:=AVERAGE([Instances.BI3:Instances.BI7])" office:value-type="float"/>
          <table:table-cell table:formula="of:=MIN([.$B3];[.$V3];[.$AP3])" office:value-type="float"/>
          <table:table-cell table:formula="of:=MIN([.$C3];[.$W3];[.$AQ3])" office:value-type="float"/>
          <table:table-cell table:formula="of:=MIN([.$D3];[.$X3];[.$AR3])" office:value-type="float"/>
          <table:table-cell table:formula="of:=MIN([.$E3];[.$Y3];[.$AS3])" office:value-type="float"/>
          <table:table-cell table:formula="of:=MIN([.$F3];[.$Z3];[.$AT3])" office:value-type="float"/>
          <table:table-cell table:formula="of:=MIN([.$G3];[.$AA3];[.$AU3])" office:value-type="float"/>
          <table:table-cell table:formula="of:=MIN([.$H3];[.$AB3];[.$AV3])" office:value-type="float"/>
          <table:table-cell table:formula="of:=MIN([.$I3];[.$AC3];[.$AW3])" office:value-type="float"/>
          <table:table-cell table:formula="of:=MIN([.$J3];[.$AD3];[.$AX3])" office:value-type="float"/>
          <table:table-cell table:formula="of:=MIN([.$K3];[.$AE3];[.$AY3])" office:value-type="float"/>
          <table:table-cell table:formula="of:=MIN([.$L3];[.$AF3];[.$AZ3])" office:value-type="float"/>
          <table:table-cell table:formula="of:=MIN([.$M3];[.$AG3];[.$BA3])" office:value-type="float"/>
          <table:table-cell table:formula="of:=MIN([.$N3];[.$AH3];[.$BB3])" office:value-type="float"/>
          <table:table-cell table:formula="of:=MIN([.$O3];[.$AI3];[.$BC3])" office:value-type="float"/>
          <table:table-cell table:formula="of:=MIN([.$P3];[.$AJ3];[.$BD3])" office:value-type="float"/>
          <table:table-cell table:formula="of:=MIN([.$Q3];[.$AK3];[.$BE3])" office:value-type="float"/>
          <table:table-cell table:formula="of:=MIN([.$R3];[.$AL3];[.$BF3])" office:value-type="float"/>
          <table:table-cell table:formula="of:=MIN([.$S3];[.$AM3];[.$BG3])" office:value-type="float"/>
          <table:table-cell table:formula="of:=MIN([.$T3];[.$AN3];[.$BH3])" office:value-type="float"/>
          <table:table-cell table:formula="of:=MIN([.$U3];[.$AO3];[.$BI3])" office:value-type="float"/>
          <table:table-cell table:formula="of:=MEDIAN([.$B3];[.$V3];[.$AP3])" office:value-type="float"/>
          <table:table-cell table:formula="of:=MEDIAN([.$C3];[.$W3];[.$AQ3])" office:value-type="float"/>
          <table:table-cell table:formula="of:=MEDIAN([.$D3];[.$X3];[.$AR3])" office:value-type="float"/>
          <table:table-cell table:formula="of:=MEDIAN([.$E3];[.$Y3];[.$AS3])" office:value-type="float"/>
          <table:table-cell table:formula="of:=MEDIAN([.$F3];[.$Z3];[.$AT3])" office:value-type="float"/>
          <table:table-cell table:formula="of:=MEDIAN([.$G3];[.$AA3];[.$AU3])" office:value-type="float"/>
          <table:table-cell table:formula="of:=MEDIAN([.$H3];[.$AB3];[.$AV3])" office:value-type="float"/>
          <table:table-cell table:formula="of:=MEDIAN([.$I3];[.$AC3];[.$AW3])" office:value-type="float"/>
          <table:table-cell table:formula="of:=MEDIAN([.$J3];[.$AD3];[.$AX3])" office:value-type="float"/>
          <table:table-cell table:formula="of:=MEDIAN([.$K3];[.$AE3];[.$AY3])" office:value-type="float"/>
          <table:table-cell table:formula="of:=MEDIAN([.$L3];[.$AF3];[.$AZ3])" office:value-type="float"/>
          <table:table-cell table:formula="of:=MEDIAN([.$M3];[.$AG3];[.$BA3])" office:value-type="float"/>
          <table:table-cell table:formula="of:=MEDIAN([.$N3];[.$AH3];[.$BB3])" office:value-type="float"/>
          <table:table-cell table:formula="of:=MEDIAN([.$O3];[.$AI3];[.$BC3])" office:value-type="float"/>
          <table:table-cell table:formula="of:=MEDIAN([.$P3];[.$AJ3];[.$BD3])" office:value-type="float"/>
          <table:table-cell table:formula="of:=MEDIAN([.$Q3];[.$AK3];[.$BE3])" office:value-type="float"/>
          <table:table-cell table:formula="of:=MEDIAN([.$R3];[.$AL3];[.$BF3])" office:value-type="float"/>
          <table:table-cell table:formula="of:=MEDIAN([.$S3];[.$AM3];[.$BG3])" office:value-type="float"/>
          <table:table-cell table:formula="of:=MEDIAN([.$T3];[.$AN3];[.$BH3])" office:value-type="float"/>
          <table:table-cell table:formula="of:=MEDIAN([.$U3];[.$AO3];[.$BI3])" office:value-type="float"/>
          <table:table-cell table:formula="of:=MAX([.$B3];[.$V3];[.$AP3])" office:value-type="float"/>
          <table:table-cell table:formula="of:=MAX([.$C3];[.$W3];[.$AQ3])" office:value-type="float"/>
          <table:table-cell table:formula="of:=MAX([.$D3];[.$X3];[.$AR3])" office:value-type="float"/>
          <table:table-cell table:formula="of:=MAX([.$E3];[.$Y3];[.$AS3])" office:value-type="float"/>
          <table:table-cell table:formula="of:=MAX([.$F3];[.$Z3];[.$AT3])" office:value-type="float"/>
          <table:table-cell table:formula="of:=MAX([.$G3];[.$AA3];[.$AU3])" office:value-type="float"/>
          <table:table-cell table:formula="of:=MAX([.$H3];[.$AB3];[.$AV3])" office:value-type="float"/>
          <table:table-cell table:formula="of:=MAX([.$I3];[.$AC3];[.$AW3])" office:value-type="float"/>
          <table:table-cell table:formula="of:=MAX([.$J3];[.$AD3];[.$AX3])" office:value-type="float"/>
          <table:table-cell table:formula="of:=MAX([.$K3];[.$AE3];[.$AY3])" office:value-type="float"/>
          <table:table-cell table:formula="of:=MAX([.$L3];[.$AF3];[.$AZ3])" office:value-type="float"/>
          <table:table-cell table:formula="of:=MAX([.$M3];[.$AG3];[.$BA3])" office:value-type="float"/>
          <table:table-cell table:formula="of:=MAX([.$N3];[.$AH3];[.$BB3])" office:value-type="float"/>
          <table:table-cell table:formula="of:=MAX([.$O3];[.$AI3];[.$BC3])" office:value-type="float"/>
          <table:table-cell table:formula="of:=MAX([.$P3];[.$AJ3];[.$BD3])" office:value-type="float"/>
          <table:table-cell table:formula="of:=MAX([.$Q3];[.$AK3];[.$BE3])" office:value-type="float"/>
          <table:table-cell table:formula="of:=MAX([.$R3];[.$AL3];[.$BF3])" office:value-type="float"/>
          <table:table-cell table:formula="of:=MAX([.$S3];[.$AM3];[.$BG3])" office:value-type="float"/>
          <table:table-cell table:formula="of:=MAX([.$T3];[.$AN3];[.$BH3])" office:value-type="float"/>
          <table:table-cell table:formula="of:=MAX([.$U3];[.$AO3];[.$BI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  <table:table-cell table:formula="of:=SUM([.CD3:.CD3])" office:value-type="float"/>
          <table:table-cell table:formula="of:=SUM([.CE3:.CE3])" office:value-type="float"/>
          <table:table-cell table:formula="of:=SUM([.CF3:.CF3])" office:value-type="float"/>
          <table:table-cell table:formula="of:=SUM([.CG3:.CG3])" office:value-type="float"/>
          <table:table-cell table:formula="of:=SUM([.CH3:.CH3])" office:value-type="float"/>
          <table:table-cell table:formula="of:=SUM([.CI3:.CI3])" office:value-type="float"/>
          <table:table-cell table:formula="of:=SUM([.CJ3:.CJ3])" office:value-type="float"/>
          <table:table-cell table:formula="of:=SUM([.CK3:.CK3])" office:value-type="float"/>
          <table:table-cell table:formula="of:=SUM([.CL3:.CL3])" office:value-type="float"/>
          <table:table-cell table:formula="of:=SUM([.CM3:.CM3])" office:value-type="float"/>
          <table:table-cell table:formula="of:=SUM([.CN3:.CN3])" office:value-type="float"/>
          <table:table-cell table:formula="of:=SUM([.CO3:.CO3])" office:value-type="float"/>
          <table:table-cell table:formula="of:=SUM([.CP3:.CP3])" office:value-type="float"/>
          <table:table-cell table:formula="of:=SUM([.CQ3:.CQ3])" office:value-type="float"/>
          <table:table-cell table:formula="of:=SUM([.CR3:.CR3])" office:value-type="float"/>
          <table:table-cell table:formula="of:=SUM([.CS3:.CS3])" office:value-type="float"/>
          <table:table-cell table:formula="of:=SUM([.CT3:.CT3])" office:value-type="float"/>
          <table:table-cell table:formula="of:=SUM([.CU3:.CU3])" office:value-type="float"/>
          <table:table-cell table:formula="of:=SUM([.CV3:.CV3])" office:value-type="float"/>
          <table:table-cell table:formula="of:=SUM([.CW3:.CW3])" office:value-type="float"/>
          <table:table-cell table:formula="of:=SUM([.CX3:.CX3])" office:value-type="float"/>
          <table:table-cell table:formula="of:=SUM([.CY3:.CY3])" office:value-type="float"/>
          <table:table-cell table:formula="of:=SUM([.CZ3:.CZ3])" office:value-type="float"/>
          <table:table-cell table:formula="of:=SUM([.DA3:.DA3])" office:value-type="float"/>
          <table:table-cell table:formula="of:=SUM([.DB3:.DB3])" office:value-type="float"/>
          <table:table-cell table:formula="of:=SUM([.DC3:.DC3])" office:value-type="float"/>
          <table:table-cell table:formula="of:=SUM([.DD3:.DD3])" office:value-type="float"/>
          <table:table-cell table:formula="of:=SUM([.DE3:.DE3])" office:value-type="float"/>
          <table:table-cell table:formula="of:=SUM([.DF3:.DF3])" office:value-type="float"/>
          <table:table-cell table:formula="of:=SUM([.DG3:.DG3])" office:value-type="float"/>
          <table:table-cell table:formula="of:=SUM([.DH3:.DH3])" office:value-type="float"/>
          <table:table-cell table:formula="of:=SUM([.DI3:.DI3])" office:value-type="float"/>
          <table:table-cell table:formula="of:=SUM([.DJ3:.DJ3])" office:value-type="float"/>
          <table:table-cell table:formula="of:=SUM([.DK3:.DK3])" office:value-type="float"/>
          <table:table-cell table:formula="of:=SUM([.DL3:.DL3])" office:value-type="float"/>
          <table:table-cell table:formula="of:=SUM([.DM3:.DM3])" office:value-type="float"/>
          <table:table-cell table:formula="of:=SUM([.DN3:.DN3])" office:value-type="float"/>
          <table:table-cell table:formula="of:=SUM([.DO3:.DO3])" office:value-type="float"/>
          <table:table-cell table:formula="of:=SUM([.DP3:.DP3])" office:value-type="float"/>
          <table:table-cell table:formula="of:=SUM([.DQ3:.DQ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  <table:table-cell table:formula="of:=AVERAGE([.CD3:.CD3])" office:value-type="float"/>
          <table:table-cell table:formula="of:=AVERAGE([.CE3:.CE3])" office:value-type="float"/>
          <table:table-cell table:formula="of:=AVERAGE([.CF3:.CF3])" office:value-type="float"/>
          <table:table-cell table:formula="of:=AVERAGE([.CG3:.CG3])" office:value-type="float"/>
          <table:table-cell table:formula="of:=AVERAGE([.CH3:.CH3])" office:value-type="float"/>
          <table:table-cell table:formula="of:=AVERAGE([.CI3:.CI3])" office:value-type="float"/>
          <table:table-cell table:formula="of:=AVERAGE([.CJ3:.CJ3])" office:value-type="float"/>
          <table:table-cell table:formula="of:=AVERAGE([.CK3:.CK3])" office:value-type="float"/>
          <table:table-cell table:formula="of:=AVERAGE([.CL3:.CL3])" office:value-type="float"/>
          <table:table-cell table:formula="of:=AVERAGE([.CM3:.CM3])" office:value-type="float"/>
          <table:table-cell table:formula="of:=AVERAGE([.CN3:.CN3])" office:value-type="float"/>
          <table:table-cell table:formula="of:=AVERAGE([.CO3:.CO3])" office:value-type="float"/>
          <table:table-cell table:formula="of:=AVERAGE([.CP3:.CP3])" office:value-type="float"/>
          <table:table-cell table:formula="of:=AVERAGE([.CQ3:.CQ3])" office:value-type="float"/>
          <table:table-cell table:formula="of:=AVERAGE([.CR3:.CR3])" office:value-type="float"/>
          <table:table-cell table:formula="of:=AVERAGE([.CS3:.CS3])" office:value-type="float"/>
          <table:table-cell table:formula="of:=AVERAGE([.CT3:.CT3])" office:value-type="float"/>
          <table:table-cell table:formula="of:=AVERAGE([.CU3:.CU3])" office:value-type="float"/>
          <table:table-cell table:formula="of:=AVERAGE([.CV3:.CV3])" office:value-type="float"/>
          <table:table-cell table:formula="of:=AVERAGE([.CW3:.CW3])" office:value-type="float"/>
          <table:table-cell table:formula="of:=AVERAGE([.CX3:.CX3])" office:value-type="float"/>
          <table:table-cell table:formula="of:=AVERAGE([.CY3:.CY3])" office:value-type="float"/>
          <table:table-cell table:formula="of:=AVERAGE([.CZ3:.CZ3])" office:value-type="float"/>
          <table:table-cell table:formula="of:=AVERAGE([.DA3:.DA3])" office:value-type="float"/>
          <table:table-cell table:formula="of:=AVERAGE([.DB3:.DB3])" office:value-type="float"/>
          <table:table-cell table:formula="of:=AVERAGE([.DC3:.DC3])" office:value-type="float"/>
          <table:table-cell table:formula="of:=AVERAGE([.DD3:.DD3])" office:value-type="float"/>
          <table:table-cell table:formula="of:=AVERAGE([.DE3:.DE3])" office:value-type="float"/>
          <table:table-cell table:formula="of:=AVERAGE([.DF3:.DF3])" office:value-type="float"/>
          <table:table-cell table:formula="of:=AVERAGE([.DG3:.DG3])" office:value-type="float"/>
          <table:table-cell table:formula="of:=AVERAGE([.DH3:.DH3])" office:value-type="float"/>
          <table:table-cell table:formula="of:=AVERAGE([.DI3:.DI3])" office:value-type="float"/>
          <table:table-cell table:formula="of:=AVERAGE([.DJ3:.DJ3])" office:value-type="float"/>
          <table:table-cell table:formula="of:=AVERAGE([.DK3:.DK3])" office:value-type="float"/>
          <table:table-cell table:formula="of:=AVERAGE([.DL3:.DL3])" office:value-type="float"/>
          <table:table-cell table:formula="of:=AVERAGE([.DM3:.DM3])" office:value-type="float"/>
          <table:table-cell table:formula="of:=AVERAGE([.DN3:.DN3])" office:value-type="float"/>
          <table:table-cell table:formula="of:=AVERAGE([.DO3:.DO3])" office:value-type="float"/>
          <table:table-cell table:formula="of:=AVERAGE([.DP3:.DP3])" office:value-type="float"/>
          <table:table-cell table:formula="of:=AVERAGE([.DQ3:.DQ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  <table:table-cell table:formula="of:=STDEV([.CD3:.CD3])" office:value-type="float"/>
          <table:table-cell table:formula="of:=STDEV([.CE3:.CE3])" office:value-type="float"/>
          <table:table-cell table:formula="of:=STDEV([.CF3:.CF3])" office:value-type="float"/>
          <table:table-cell table:formula="of:=STDEV([.CG3:.CG3])" office:value-type="float"/>
          <table:table-cell table:formula="of:=STDEV([.CH3:.CH3])" office:value-type="float"/>
          <table:table-cell table:formula="of:=STDEV([.CI3:.CI3])" office:value-type="float"/>
          <table:table-cell table:formula="of:=STDEV([.CJ3:.CJ3])" office:value-type="float"/>
          <table:table-cell table:formula="of:=STDEV([.CK3:.CK3])" office:value-type="float"/>
          <table:table-cell table:formula="of:=STDEV([.CL3:.CL3])" office:value-type="float"/>
          <table:table-cell table:formula="of:=STDEV([.CM3:.CM3])" office:value-type="float"/>
          <table:table-cell table:formula="of:=STDEV([.CN3:.CN3])" office:value-type="float"/>
          <table:table-cell table:formula="of:=STDEV([.CO3:.CO3])" office:value-type="float"/>
          <table:table-cell table:formula="of:=STDEV([.CP3:.CP3])" office:value-type="float"/>
          <table:table-cell table:formula="of:=STDEV([.CQ3:.CQ3])" office:value-type="float"/>
          <table:table-cell table:formula="of:=STDEV([.CR3:.CR3])" office:value-type="float"/>
          <table:table-cell table:formula="of:=STDEV([.CS3:.CS3])" office:value-type="float"/>
          <table:table-cell table:formula="of:=STDEV([.CT3:.CT3])" office:value-type="float"/>
          <table:table-cell table:formula="of:=STDEV([.CU3:.CU3])" office:value-type="float"/>
          <table:table-cell table:formula="of:=STDEV([.CV3:.CV3])" office:value-type="float"/>
          <table:table-cell table:formula="of:=STDEV([.CW3:.CW3])" office:value-type="float"/>
          <table:table-cell table:formula="of:=STDEV([.CX3:.CX3])" office:value-type="float"/>
          <table:table-cell table:formula="of:=STDEV([.CY3:.CY3])" office:value-type="float"/>
          <table:table-cell table:formula="of:=STDEV([.CZ3:.CZ3])" office:value-type="float"/>
          <table:table-cell table:formula="of:=STDEV([.DA3:.DA3])" office:value-type="float"/>
          <table:table-cell table:formula="of:=STDEV([.DB3:.DB3])" office:value-type="float"/>
          <table:table-cell table:formula="of:=STDEV([.DC3:.DC3])" office:value-type="float"/>
          <table:table-cell table:formula="of:=STDEV([.DD3:.DD3])" office:value-type="float"/>
          <table:table-cell table:formula="of:=STDEV([.DE3:.DE3])" office:value-type="float"/>
          <table:table-cell table:formula="of:=STDEV([.DF3:.DF3])" office:value-type="float"/>
          <table:table-cell table:formula="of:=STDEV([.DG3:.DG3])" office:value-type="float"/>
          <table:table-cell table:formula="of:=STDEV([.DH3:.DH3])" office:value-type="float"/>
          <table:table-cell table:formula="of:=STDEV([.DI3:.DI3])" office:value-type="float"/>
          <table:table-cell table:formula="of:=STDEV([.DJ3:.DJ3])" office:value-type="float"/>
          <table:table-cell table:formula="of:=STDEV([.DK3:.DK3])" office:value-type="float"/>
          <table:table-cell table:formula="of:=STDEV([.DL3:.DL3])" office:value-type="float"/>
          <table:table-cell table:formula="of:=STDEV([.DM3:.DM3])" office:value-type="float"/>
          <table:table-cell table:formula="of:=STDEV([.DN3:.DN3])" office:value-type="float"/>
          <table:table-cell table:formula="of:=STDEV([.DO3:.DO3])" office:value-type="float"/>
          <table:table-cell table:formula="of:=STDEV([.DP3:.DP3])" office:value-type="float"/>
          <table:table-cell table:formula="of:=STDEV([.DQ3:.DQ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BJ3:.$BJ3])^2)^0.5" office:value-type="float"/>
          <table:table-cell table:number-matrix-columns-spanned="1" table:number-matrix-rows-spanned="1" table:formula="of:=SUM(([.C3:.C3]-[.$BK3:.$BK3])^2)^0.5" office:value-type="float"/>
          <table:table-cell table:number-matrix-columns-spanned="1" table:number-matrix-rows-spanned="1" table:formula="of:=SUM(([.D3:.D3]-[.$BL3:.$BL3])^2)^0.5" office:value-type="float"/>
          <table:table-cell table:number-matrix-columns-spanned="1" table:number-matrix-rows-spanned="1" table:formula="of:=SUM(([.E3:.E3]-[.$BM3:.$BM3])^2)^0.5" office:value-type="float"/>
          <table:table-cell table:number-matrix-columns-spanned="1" table:number-matrix-rows-spanned="1" table:formula="of:=SUM(([.F3:.F3]-[.$BN3:.$BN3])^2)^0.5" office:value-type="float"/>
          <table:table-cell table:number-matrix-columns-spanned="1" table:number-matrix-rows-spanned="1" table:formula="of:=SUM(([.G3:.G3]-[.$BO3:.$BO3])^2)^0.5" office:value-type="float"/>
          <table:table-cell table:number-matrix-columns-spanned="1" table:number-matrix-rows-spanned="1" table:formula="of:=SUM(([.H3:.H3]-[.$BP3:.$BP3])^2)^0.5" office:value-type="float"/>
          <table:table-cell table:number-matrix-columns-spanned="1" table:number-matrix-rows-spanned="1" table:formula="of:=SUM(([.I3:.I3]-[.$BQ3:.$BQ3])^2)^0.5" office:value-type="float"/>
          <table:table-cell table:number-matrix-columns-spanned="1" table:number-matrix-rows-spanned="1" table:formula="of:=SUM(([.J3:.J3]-[.$BR3:.$BR3])^2)^0.5" office:value-type="float"/>
          <table:table-cell table:number-matrix-columns-spanned="1" table:number-matrix-rows-spanned="1" table:formula="of:=SUM(([.K3:.K3]-[.$BS3:.$BS3])^2)^0.5" office:value-type="float"/>
          <table:table-cell table:number-matrix-columns-spanned="1" table:number-matrix-rows-spanned="1" table:formula="of:=SUM(([.L3:.L3]-[.$BT3:.$BT3])^2)^0.5" office:value-type="float"/>
          <table:table-cell table:number-matrix-columns-spanned="1" table:number-matrix-rows-spanned="1" table:formula="of:=SUM(([.M3:.M3]-[.$BU3:.$BU3])^2)^0.5" office:value-type="float"/>
          <table:table-cell table:number-matrix-columns-spanned="1" table:number-matrix-rows-spanned="1" table:formula="of:=SUM(([.N3:.N3]-[.$BV3:.$BV3])^2)^0.5" office:value-type="float"/>
          <table:table-cell table:number-matrix-columns-spanned="1" table:number-matrix-rows-spanned="1" table:formula="of:=SUM(([.O3:.O3]-[.$BW3:.$BW3])^2)^0.5" office:value-type="float"/>
          <table:table-cell table:number-matrix-columns-spanned="1" table:number-matrix-rows-spanned="1" table:formula="of:=SUM(([.P3:.P3]-[.$BX3:.$BX3])^2)^0.5" office:value-type="float"/>
          <table:table-cell table:number-matrix-columns-spanned="1" table:number-matrix-rows-spanned="1" table:formula="of:=SUM(([.Q3:.Q3]-[.$BY3:.$BY3])^2)^0.5" office:value-type="float"/>
          <table:table-cell table:number-matrix-columns-spanned="1" table:number-matrix-rows-spanned="1" table:formula="of:=SUM(([.R3:.R3]-[.$BZ3:.$BZ3])^2)^0.5" office:value-type="float"/>
          <table:table-cell table:number-matrix-columns-spanned="1" table:number-matrix-rows-spanned="1" table:formula="of:=SUM(([.S3:.S3]-[.$CA3:.$CA3])^2)^0.5" office:value-type="float"/>
          <table:table-cell table:number-matrix-columns-spanned="1" table:number-matrix-rows-spanned="1" table:formula="of:=SUM(([.T3:.T3]-[.$CB3:.$CB3])^2)^0.5" office:value-type="float"/>
          <table:table-cell table:number-matrix-columns-spanned="1" table:number-matrix-rows-spanned="1" table:formula="of:=SUM(([.U3:.U3]-[.$CC3:.$CC3])^2)^0.5" office:value-type="float"/>
          <table:table-cell table:number-matrix-columns-spanned="1" table:number-matrix-rows-spanned="1" table:formula="of:=SUM(([.V3:.V3]-[.$BJ3:.$BJ3])^2)^0.5" office:value-type="float"/>
          <table:table-cell table:number-matrix-columns-spanned="1" table:number-matrix-rows-spanned="1" table:formula="of:=SUM(([.W3:.W3]-[.$BK3:.$BK3])^2)^0.5" office:value-type="float"/>
          <table:table-cell table:number-matrix-columns-spanned="1" table:number-matrix-rows-spanned="1" table:formula="of:=SUM(([.X3:.X3]-[.$BL3:.$BL3])^2)^0.5" office:value-type="float"/>
          <table:table-cell table:number-matrix-columns-spanned="1" table:number-matrix-rows-spanned="1" table:formula="of:=SUM(([.Y3:.Y3]-[.$BM3:.$BM3])^2)^0.5" office:value-type="float"/>
          <table:table-cell table:number-matrix-columns-spanned="1" table:number-matrix-rows-spanned="1" table:formula="of:=SUM(([.Z3:.Z3]-[.$BN3:.$BN3])^2)^0.5" office:value-type="float"/>
          <table:table-cell table:number-matrix-columns-spanned="1" table:number-matrix-rows-spanned="1" table:formula="of:=SUM(([.AA3:.AA3]-[.$BO3:.$BO3])^2)^0.5" office:value-type="float"/>
          <table:table-cell table:number-matrix-columns-spanned="1" table:number-matrix-rows-spanned="1" table:formula="of:=SUM(([.AB3:.AB3]-[.$BP3:.$BP3])^2)^0.5" office:value-type="float"/>
          <table:table-cell table:number-matrix-columns-spanned="1" table:number-matrix-rows-spanned="1" table:formula="of:=SUM(([.AC3:.AC3]-[.$BQ3:.$BQ3])^2)^0.5" office:value-type="float"/>
          <table:table-cell table:number-matrix-columns-spanned="1" table:number-matrix-rows-spanned="1" table:formula="of:=SUM(([.AD3:.AD3]-[.$BR3:.$BR3])^2)^0.5" office:value-type="float"/>
          <table:table-cell table:number-matrix-columns-spanned="1" table:number-matrix-rows-spanned="1" table:formula="of:=SUM(([.AE3:.AE3]-[.$BS3:.$BS3])^2)^0.5" office:value-type="float"/>
          <table:table-cell table:number-matrix-columns-spanned="1" table:number-matrix-rows-spanned="1" table:formula="of:=SUM(([.AF3:.AF3]-[.$BT3:.$BT3])^2)^0.5" office:value-type="float"/>
          <table:table-cell table:number-matrix-columns-spanned="1" table:number-matrix-rows-spanned="1" table:formula="of:=SUM(([.AG3:.AG3]-[.$BU3:.$BU3])^2)^0.5" office:value-type="float"/>
          <table:table-cell table:number-matrix-columns-spanned="1" table:number-matrix-rows-spanned="1" table:formula="of:=SUM(([.AH3:.AH3]-[.$BV3:.$BV3])^2)^0.5" office:value-type="float"/>
          <table:table-cell table:number-matrix-columns-spanned="1" table:number-matrix-rows-spanned="1" table:formula="of:=SUM(([.AI3:.AI3]-[.$BW3:.$BW3])^2)^0.5" office:value-type="float"/>
          <table:table-cell table:number-matrix-columns-spanned="1" table:number-matrix-rows-spanned="1" table:formula="of:=SUM(([.AJ3:.AJ3]-[.$BX3:.$BX3])^2)^0.5" office:value-type="float"/>
          <table:table-cell table:number-matrix-columns-spanned="1" table:number-matrix-rows-spanned="1" table:formula="of:=SUM(([.AK3:.AK3]-[.$BY3:.$BY3])^2)^0.5" office:value-type="float"/>
          <table:table-cell table:number-matrix-columns-spanned="1" table:number-matrix-rows-spanned="1" table:formula="of:=SUM(([.AL3:.AL3]-[.$BZ3:.$BZ3])^2)^0.5" office:value-type="float"/>
          <table:table-cell table:number-matrix-columns-spanned="1" table:number-matrix-rows-spanned="1" table:formula="of:=SUM(([.AM3:.AM3]-[.$CA3:.$CA3])^2)^0.5" office:value-type="float"/>
          <table:table-cell table:number-matrix-columns-spanned="1" table:number-matrix-rows-spanned="1" table:formula="of:=SUM(([.AN3:.AN3]-[.$CB3:.$CB3])^2)^0.5" office:value-type="float"/>
          <table:table-cell table:number-matrix-columns-spanned="1" table:number-matrix-rows-spanned="1" table:formula="of:=SUM(([.AO3:.AO3]-[.$CC3:.$CC3])^2)^0.5" office:value-type="float"/>
          <table:table-cell table:number-matrix-columns-spanned="1" table:number-matrix-rows-spanned="1" table:formula="of:=SUM(([.AP3:.AP3]-[.$BJ3:.$BJ3])^2)^0.5" office:value-type="float"/>
          <table:table-cell table:number-matrix-columns-spanned="1" table:number-matrix-rows-spanned="1" table:formula="of:=SUM(([.AQ3:.AQ3]-[.$BK3:.$BK3])^2)^0.5" office:value-type="float"/>
          <table:table-cell table:number-matrix-columns-spanned="1" table:number-matrix-rows-spanned="1" table:formula="of:=SUM(([.AR3:.AR3]-[.$BL3:.$BL3])^2)^0.5" office:value-type="float"/>
          <table:table-cell table:number-matrix-columns-spanned="1" table:number-matrix-rows-spanned="1" table:formula="of:=SUM(([.AS3:.AS3]-[.$BM3:.$BM3])^2)^0.5" office:value-type="float"/>
          <table:table-cell table:number-matrix-columns-spanned="1" table:number-matrix-rows-spanned="1" table:formula="of:=SUM(([.AT3:.AT3]-[.$BN3:.$BN3])^2)^0.5" office:value-type="float"/>
          <table:table-cell table:number-matrix-columns-spanned="1" table:number-matrix-rows-spanned="1" table:formula="of:=SUM(([.AU3:.AU3]-[.$BO3:.$BO3])^2)^0.5" office:value-type="float"/>
          <table:table-cell table:number-matrix-columns-spanned="1" table:number-matrix-rows-spanned="1" table:formula="of:=SUM(([.AV3:.AV3]-[.$BP3:.$BP3])^2)^0.5" office:value-type="float"/>
          <table:table-cell table:number-matrix-columns-spanned="1" table:number-matrix-rows-spanned="1" table:formula="of:=SUM(([.AW3:.AW3]-[.$BQ3:.$BQ3])^2)^0.5" office:value-type="float"/>
          <table:table-cell table:number-matrix-columns-spanned="1" table:number-matrix-rows-spanned="1" table:formula="of:=SUM(([.AX3:.AX3]-[.$BR3:.$BR3])^2)^0.5" office:value-type="float"/>
          <table:table-cell table:number-matrix-columns-spanned="1" table:number-matrix-rows-spanned="1" table:formula="of:=SUM(([.AY3:.AY3]-[.$BS3:.$BS3])^2)^0.5" office:value-type="float"/>
          <table:table-cell table:number-matrix-columns-spanned="1" table:number-matrix-rows-spanned="1" table:formula="of:=SUM(([.AZ3:.AZ3]-[.$BT3:.$BT3])^2)^0.5" office:value-type="float"/>
          <table:table-cell table:number-matrix-columns-spanned="1" table:number-matrix-rows-spanned="1" table:formula="of:=SUM(([.BA3:.BA3]-[.$BU3:.$BU3])^2)^0.5" office:value-type="float"/>
          <table:table-cell table:number-matrix-columns-spanned="1" table:number-matrix-rows-spanned="1" table:formula="of:=SUM(([.BB3:.BB3]-[.$BV3:.$BV3])^2)^0.5" office:value-type="float"/>
          <table:table-cell table:number-matrix-columns-spanned="1" table:number-matrix-rows-spanned="1" table:formula="of:=SUM(([.BC3:.BC3]-[.$BW3:.$BW3])^2)^0.5" office:value-type="float"/>
          <table:table-cell table:number-matrix-columns-spanned="1" table:number-matrix-rows-spanned="1" table:formula="of:=SUM(([.BD3:.BD3]-[.$BX3:.$BX3])^2)^0.5" office:value-type="float"/>
          <table:table-cell table:number-matrix-columns-spanned="1" table:number-matrix-rows-spanned="1" table:formula="of:=SUM(([.BE3:.BE3]-[.$BY3:.$BY3])^2)^0.5" office:value-type="float"/>
          <table:table-cell table:number-matrix-columns-spanned="1" table:number-matrix-rows-spanned="1" table:formula="of:=SUM(([.BF3:.BF3]-[.$BZ3:.$BZ3])^2)^0.5" office:value-type="float"/>
          <table:table-cell table:number-matrix-columns-spanned="1" table:number-matrix-rows-spanned="1" table:formula="of:=SUM(([.BG3:.BG3]-[.$CA3:.$CA3])^2)^0.5" office:value-type="float"/>
          <table:table-cell table:number-matrix-columns-spanned="1" table:number-matrix-rows-spanned="1" table:formula="of:=SUM(([.BH3:.BH3]-[.$CB3:.$CB3])^2)^0.5" office:value-type="float"/>
          <table:table-cell table:number-matrix-columns-spanned="1" table:number-matrix-rows-spanned="1" table:formula="of:=SUM(([.BI3:.BI3]-[.$CC3:.$CC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  <table:table-cell table:number-matrix-columns-spanned="1" table:number-matrix-rows-spanned="1" table:formula="of:=SUM([.V3:.V3]=[.$BJ3:.$BJ3])" office:value-type="float"/>
          <table:table-cell table:number-matrix-columns-spanned="1" table:number-matrix-rows-spanned="1" table:formula="of:=SUM([.W3:.W3]=[.$BK3:.$BK3])" office:value-type="float"/>
          <table:table-cell table:number-matrix-columns-spanned="1" table:number-matrix-rows-spanned="1" table:formula="of:=SUM([.X3:.X3]=[.$BL3:.$BL3])" office:value-type="float"/>
          <table:table-cell table:number-matrix-columns-spanned="1" table:number-matrix-rows-spanned="1" table:formula="of:=SUM([.Y3:.Y3]=[.$BM3:.$BM3])" office:value-type="float"/>
          <table:table-cell table:number-matrix-columns-spanned="1" table:number-matrix-rows-spanned="1" table:formula="of:=SUM([.Z3:.Z3]=[.$BN3:.$BN3])" office:value-type="float"/>
          <table:table-cell table:number-matrix-columns-spanned="1" table:number-matrix-rows-spanned="1" table:formula="of:=SUM([.AA3:.AA3]=[.$BO3:.$BO3])" office:value-type="float"/>
          <table:table-cell table:number-matrix-columns-spanned="1" table:number-matrix-rows-spanned="1" table:formula="of:=SUM([.AB3:.AB3]=[.$BP3:.$BP3])" office:value-type="float"/>
          <table:table-cell table:number-matrix-columns-spanned="1" table:number-matrix-rows-spanned="1" table:formula="of:=SUM([.AC3:.AC3]=[.$BQ3:.$BQ3])" office:value-type="float"/>
          <table:table-cell table:number-matrix-columns-spanned="1" table:number-matrix-rows-spanned="1" table:formula="of:=SUM([.AD3:.AD3]=[.$BR3:.$BR3])" office:value-type="float"/>
          <table:table-cell table:number-matrix-columns-spanned="1" table:number-matrix-rows-spanned="1" table:formula="of:=SUM([.AE3:.AE3]=[.$BS3:.$BS3])" office:value-type="float"/>
          <table:table-cell table:number-matrix-columns-spanned="1" table:number-matrix-rows-spanned="1" table:formula="of:=SUM([.AF3:.AF3]=[.$BT3:.$BT3])" office:value-type="float"/>
          <table:table-cell table:number-matrix-columns-spanned="1" table:number-matrix-rows-spanned="1" table:formula="of:=SUM([.AG3:.AG3]=[.$BU3:.$BU3])" office:value-type="float"/>
          <table:table-cell table:number-matrix-columns-spanned="1" table:number-matrix-rows-spanned="1" table:formula="of:=SUM([.AH3:.AH3]=[.$BV3:.$BV3])" office:value-type="float"/>
          <table:table-cell table:number-matrix-columns-spanned="1" table:number-matrix-rows-spanned="1" table:formula="of:=SUM([.AI3:.AI3]=[.$BW3:.$BW3])" office:value-type="float"/>
          <table:table-cell table:number-matrix-columns-spanned="1" table:number-matrix-rows-spanned="1" table:formula="of:=SUM([.AJ3:.AJ3]=[.$BX3:.$BX3])" office:value-type="float"/>
          <table:table-cell table:number-matrix-columns-spanned="1" table:number-matrix-rows-spanned="1" table:formula="of:=SUM([.AK3:.AK3]=[.$BY3:.$BY3])" office:value-type="float"/>
          <table:table-cell table:number-matrix-columns-spanned="1" table:number-matrix-rows-spanned="1" table:formula="of:=SUM([.AL3:.AL3]=[.$BZ3:.$BZ3])" office:value-type="float"/>
          <table:table-cell table:number-matrix-columns-spanned="1" table:number-matrix-rows-spanned="1" table:formula="of:=SUM([.AM3:.AM3]=[.$CA3:.$CA3])" office:value-type="float"/>
          <table:table-cell table:number-matrix-columns-spanned="1" table:number-matrix-rows-spanned="1" table:formula="of:=SUM([.AN3:.AN3]=[.$CB3:.$CB3])" office:value-type="float"/>
          <table:table-cell table:number-matrix-columns-spanned="1" table:number-matrix-rows-spanned="1" table:formula="of:=SUM([.AO3:.AO3]=[.$CC3:.$CC3])" office:value-type="float"/>
          <table:table-cell table:number-matrix-columns-spanned="1" table:number-matrix-rows-spanned="1" table:formula="of:=SUM([.AP3:.AP3]=[.$BJ3:.$BJ3])" office:value-type="float"/>
          <table:table-cell table:number-matrix-columns-spanned="1" table:number-matrix-rows-spanned="1" table:formula="of:=SUM([.AQ3:.AQ3]=[.$BK3:.$BK3])" office:value-type="float"/>
          <table:table-cell table:number-matrix-columns-spanned="1" table:number-matrix-rows-spanned="1" table:formula="of:=SUM([.AR3:.AR3]=[.$BL3:.$BL3])" office:value-type="float"/>
          <table:table-cell table:number-matrix-columns-spanned="1" table:number-matrix-rows-spanned="1" table:formula="of:=SUM([.AS3:.AS3]=[.$BM3:.$BM3])" office:value-type="float"/>
          <table:table-cell table:number-matrix-columns-spanned="1" table:number-matrix-rows-spanned="1" table:formula="of:=SUM([.AT3:.AT3]=[.$BN3:.$BN3])" office:value-type="float"/>
          <table:table-cell table:number-matrix-columns-spanned="1" table:number-matrix-rows-spanned="1" table:formula="of:=SUM([.AU3:.AU3]=[.$BO3:.$BO3])" office:value-type="float"/>
          <table:table-cell table:number-matrix-columns-spanned="1" table:number-matrix-rows-spanned="1" table:formula="of:=SUM([.AV3:.AV3]=[.$BP3:.$BP3])" office:value-type="float"/>
          <table:table-cell table:number-matrix-columns-spanned="1" table:number-matrix-rows-spanned="1" table:formula="of:=SUM([.AW3:.AW3]=[.$BQ3:.$BQ3])" office:value-type="float"/>
          <table:table-cell table:number-matrix-columns-spanned="1" table:number-matrix-rows-spanned="1" table:formula="of:=SUM([.AX3:.AX3]=[.$BR3:.$BR3])" office:value-type="float"/>
          <table:table-cell table:number-matrix-columns-spanned="1" table:number-matrix-rows-spanned="1" table:formula="of:=SUM([.AY3:.AY3]=[.$BS3:.$BS3])" office:value-type="float"/>
          <table:table-cell table:number-matrix-columns-spanned="1" table:number-matrix-rows-spanned="1" table:formula="of:=SUM([.AZ3:.AZ3]=[.$BT3:.$BT3])" office:value-type="float"/>
          <table:table-cell table:number-matrix-columns-spanned="1" table:number-matrix-rows-spanned="1" table:formula="of:=SUM([.BA3:.BA3]=[.$BU3:.$BU3])" office:value-type="float"/>
          <table:table-cell table:number-matrix-columns-spanned="1" table:number-matrix-rows-spanned="1" table:formula="of:=SUM([.BB3:.BB3]=[.$BV3:.$BV3])" office:value-type="float"/>
          <table:table-cell table:number-matrix-columns-spanned="1" table:number-matrix-rows-spanned="1" table:formula="of:=SUM([.BC3:.BC3]=[.$BW3:.$BW3])" office:value-type="float"/>
          <table:table-cell table:number-matrix-columns-spanned="1" table:number-matrix-rows-spanned="1" table:formula="of:=SUM([.BD3:.BD3]=[.$BX3:.$BX3])" office:value-type="float"/>
          <table:table-cell table:number-matrix-columns-spanned="1" table:number-matrix-rows-spanned="1" table:formula="of:=SUM([.BE3:.BE3]=[.$BY3:.$BY3])" office:value-type="float"/>
          <table:table-cell table:number-matrix-columns-spanned="1" table:number-matrix-rows-spanned="1" table:formula="of:=SUM([.BF3:.BF3]=[.$BZ3:.$BZ3])" office:value-type="float"/>
          <table:table-cell table:number-matrix-columns-spanned="1" table:number-matrix-rows-spanned="1" table:formula="of:=SUM([.BG3:.BG3]=[.$CA3:.$CA3])" office:value-type="float"/>
          <table:table-cell table:number-matrix-columns-spanned="1" table:number-matrix-rows-spanned="1" table:formula="of:=SUM([.BH3:.BH3]=[.$CB3:.$CB3])" office:value-type="float"/>
          <table:table-cell table:number-matrix-columns-spanned="1" table:number-matrix-rows-spanned="1" table:formula="of:=SUM([.BI3:.BI3]=[.$CC3:.$CC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CD3:.$CD3])" office:value-type="float"/>
          <table:table-cell table:number-matrix-columns-spanned="1" table:number-matrix-rows-spanned="1" table:formula="of:=SUM([.C3:.C3]&lt;[.$CE3:.$CE3])" office:value-type="float"/>
          <table:table-cell table:number-matrix-columns-spanned="1" table:number-matrix-rows-spanned="1" table:formula="of:=SUM([.D3:.D3]&lt;[.$CF3:.$CF3])" office:value-type="float"/>
          <table:table-cell table:number-matrix-columns-spanned="1" table:number-matrix-rows-spanned="1" table:formula="of:=SUM([.E3:.E3]&lt;[.$CG3:.$CG3])" office:value-type="float"/>
          <table:table-cell table:number-matrix-columns-spanned="1" table:number-matrix-rows-spanned="1" table:formula="of:=SUM([.F3:.F3]&lt;[.$CH3:.$CH3])" office:value-type="float"/>
          <table:table-cell table:number-matrix-columns-spanned="1" table:number-matrix-rows-spanned="1" table:formula="of:=SUM([.G3:.G3]&lt;[.$CI3:.$CI3])" office:value-type="float"/>
          <table:table-cell table:number-matrix-columns-spanned="1" table:number-matrix-rows-spanned="1" table:formula="of:=SUM([.H3:.H3]&lt;[.$CJ3:.$CJ3])" office:value-type="float"/>
          <table:table-cell table:number-matrix-columns-spanned="1" table:number-matrix-rows-spanned="1" table:formula="of:=SUM([.I3:.I3]&lt;[.$CK3:.$CK3])" office:value-type="float"/>
          <table:table-cell table:number-matrix-columns-spanned="1" table:number-matrix-rows-spanned="1" table:formula="of:=SUM([.J3:.J3]&lt;[.$CL3:.$CL3])" office:value-type="float"/>
          <table:table-cell table:number-matrix-columns-spanned="1" table:number-matrix-rows-spanned="1" table:formula="of:=SUM([.K3:.K3]&lt;[.$CM3:.$CM3])" office:value-type="float"/>
          <table:table-cell table:number-matrix-columns-spanned="1" table:number-matrix-rows-spanned="1" table:formula="of:=SUM([.L3:.L3]&lt;[.$CN3:.$CN3])" office:value-type="float"/>
          <table:table-cell table:number-matrix-columns-spanned="1" table:number-matrix-rows-spanned="1" table:formula="of:=SUM([.M3:.M3]&lt;[.$CO3:.$CO3])" office:value-type="float"/>
          <table:table-cell table:number-matrix-columns-spanned="1" table:number-matrix-rows-spanned="1" table:formula="of:=SUM([.N3:.N3]&lt;[.$CP3:.$CP3])" office:value-type="float"/>
          <table:table-cell table:number-matrix-columns-spanned="1" table:number-matrix-rows-spanned="1" table:formula="of:=SUM([.O3:.O3]&lt;[.$CQ3:.$CQ3])" office:value-type="float"/>
          <table:table-cell table:number-matrix-columns-spanned="1" table:number-matrix-rows-spanned="1" table:formula="of:=SUM([.P3:.P3]&lt;[.$CR3:.$CR3])" office:value-type="float"/>
          <table:table-cell table:number-matrix-columns-spanned="1" table:number-matrix-rows-spanned="1" table:formula="of:=SUM([.Q3:.Q3]&lt;[.$CS3:.$CS3])" office:value-type="float"/>
          <table:table-cell table:number-matrix-columns-spanned="1" table:number-matrix-rows-spanned="1" table:formula="of:=SUM([.R3:.R3]&lt;[.$CT3:.$CT3])" office:value-type="float"/>
          <table:table-cell table:number-matrix-columns-spanned="1" table:number-matrix-rows-spanned="1" table:formula="of:=SUM([.S3:.S3]&lt;[.$CU3:.$CU3])" office:value-type="float"/>
          <table:table-cell table:number-matrix-columns-spanned="1" table:number-matrix-rows-spanned="1" table:formula="of:=SUM([.T3:.T3]&lt;[.$CV3:.$CV3])" office:value-type="float"/>
          <table:table-cell table:number-matrix-columns-spanned="1" table:number-matrix-rows-spanned="1" table:formula="of:=SUM([.U3:.U3]&lt;[.$CW3:.$CW3])" office:value-type="float"/>
          <table:table-cell table:number-matrix-columns-spanned="1" table:number-matrix-rows-spanned="1" table:formula="of:=SUM([.V3:.V3]&lt;[.$CD3:.$CD3])" office:value-type="float"/>
          <table:table-cell table:number-matrix-columns-spanned="1" table:number-matrix-rows-spanned="1" table:formula="of:=SUM([.W3:.W3]&lt;[.$CE3:.$CE3])" office:value-type="float"/>
          <table:table-cell table:number-matrix-columns-spanned="1" table:number-matrix-rows-spanned="1" table:formula="of:=SUM([.X3:.X3]&lt;[.$CF3:.$CF3])" office:value-type="float"/>
          <table:table-cell table:number-matrix-columns-spanned="1" table:number-matrix-rows-spanned="1" table:formula="of:=SUM([.Y3:.Y3]&lt;[.$CG3:.$CG3])" office:value-type="float"/>
          <table:table-cell table:number-matrix-columns-spanned="1" table:number-matrix-rows-spanned="1" table:formula="of:=SUM([.Z3:.Z3]&lt;[.$CH3:.$CH3])" office:value-type="float"/>
          <table:table-cell table:number-matrix-columns-spanned="1" table:number-matrix-rows-spanned="1" table:formula="of:=SUM([.AA3:.AA3]&lt;[.$CI3:.$CI3])" office:value-type="float"/>
          <table:table-cell table:number-matrix-columns-spanned="1" table:number-matrix-rows-spanned="1" table:formula="of:=SUM([.AB3:.AB3]&lt;[.$CJ3:.$CJ3])" office:value-type="float"/>
          <table:table-cell table:number-matrix-columns-spanned="1" table:number-matrix-rows-spanned="1" table:formula="of:=SUM([.AC3:.AC3]&lt;[.$CK3:.$CK3])" office:value-type="float"/>
          <table:table-cell table:number-matrix-columns-spanned="1" table:number-matrix-rows-spanned="1" table:formula="of:=SUM([.AD3:.AD3]&lt;[.$CL3:.$CL3])" office:value-type="float"/>
          <table:table-cell table:number-matrix-columns-spanned="1" table:number-matrix-rows-spanned="1" table:formula="of:=SUM([.AE3:.AE3]&lt;[.$CM3:.$CM3])" office:value-type="float"/>
          <table:table-cell table:number-matrix-columns-spanned="1" table:number-matrix-rows-spanned="1" table:formula="of:=SUM([.AF3:.AF3]&lt;[.$CN3:.$CN3])" office:value-type="float"/>
          <table:table-cell table:number-matrix-columns-spanned="1" table:number-matrix-rows-spanned="1" table:formula="of:=SUM([.AG3:.AG3]&lt;[.$CO3:.$CO3])" office:value-type="float"/>
          <table:table-cell table:number-matrix-columns-spanned="1" table:number-matrix-rows-spanned="1" table:formula="of:=SUM([.AH3:.AH3]&lt;[.$CP3:.$CP3])" office:value-type="float"/>
          <table:table-cell table:number-matrix-columns-spanned="1" table:number-matrix-rows-spanned="1" table:formula="of:=SUM([.AI3:.AI3]&lt;[.$CQ3:.$CQ3])" office:value-type="float"/>
          <table:table-cell table:number-matrix-columns-spanned="1" table:number-matrix-rows-spanned="1" table:formula="of:=SUM([.AJ3:.AJ3]&lt;[.$CR3:.$CR3])" office:value-type="float"/>
          <table:table-cell table:number-matrix-columns-spanned="1" table:number-matrix-rows-spanned="1" table:formula="of:=SUM([.AK3:.AK3]&lt;[.$CS3:.$CS3])" office:value-type="float"/>
          <table:table-cell table:number-matrix-columns-spanned="1" table:number-matrix-rows-spanned="1" table:formula="of:=SUM([.AL3:.AL3]&lt;[.$CT3:.$CT3])" office:value-type="float"/>
          <table:table-cell table:number-matrix-columns-spanned="1" table:number-matrix-rows-spanned="1" table:formula="of:=SUM([.AM3:.AM3]&lt;[.$CU3:.$CU3])" office:value-type="float"/>
          <table:table-cell table:number-matrix-columns-spanned="1" table:number-matrix-rows-spanned="1" table:formula="of:=SUM([.AN3:.AN3]&lt;[.$CV3:.$CV3])" office:value-type="float"/>
          <table:table-cell table:number-matrix-columns-spanned="1" table:number-matrix-rows-spanned="1" table:formula="of:=SUM([.AO3:.AO3]&lt;[.$CW3:.$CW3])" office:value-type="float"/>
          <table:table-cell table:number-matrix-columns-spanned="1" table:number-matrix-rows-spanned="1" table:formula="of:=SUM([.AP3:.AP3]&lt;[.$CD3:.$CD3])" office:value-type="float"/>
          <table:table-cell table:number-matrix-columns-spanned="1" table:number-matrix-rows-spanned="1" table:formula="of:=SUM([.AQ3:.AQ3]&lt;[.$CE3:.$CE3])" office:value-type="float"/>
          <table:table-cell table:number-matrix-columns-spanned="1" table:number-matrix-rows-spanned="1" table:formula="of:=SUM([.AR3:.AR3]&lt;[.$CF3:.$CF3])" office:value-type="float"/>
          <table:table-cell table:number-matrix-columns-spanned="1" table:number-matrix-rows-spanned="1" table:formula="of:=SUM([.AS3:.AS3]&lt;[.$CG3:.$CG3])" office:value-type="float"/>
          <table:table-cell table:number-matrix-columns-spanned="1" table:number-matrix-rows-spanned="1" table:formula="of:=SUM([.AT3:.AT3]&lt;[.$CH3:.$CH3])" office:value-type="float"/>
          <table:table-cell table:number-matrix-columns-spanned="1" table:number-matrix-rows-spanned="1" table:formula="of:=SUM([.AU3:.AU3]&lt;[.$CI3:.$CI3])" office:value-type="float"/>
          <table:table-cell table:number-matrix-columns-spanned="1" table:number-matrix-rows-spanned="1" table:formula="of:=SUM([.AV3:.AV3]&lt;[.$CJ3:.$CJ3])" office:value-type="float"/>
          <table:table-cell table:number-matrix-columns-spanned="1" table:number-matrix-rows-spanned="1" table:formula="of:=SUM([.AW3:.AW3]&lt;[.$CK3:.$CK3])" office:value-type="float"/>
          <table:table-cell table:number-matrix-columns-spanned="1" table:number-matrix-rows-spanned="1" table:formula="of:=SUM([.AX3:.AX3]&lt;[.$CL3:.$CL3])" office:value-type="float"/>
          <table:table-cell table:number-matrix-columns-spanned="1" table:number-matrix-rows-spanned="1" table:formula="of:=SUM([.AY3:.AY3]&lt;[.$CM3:.$CM3])" office:value-type="float"/>
          <table:table-cell table:number-matrix-columns-spanned="1" table:number-matrix-rows-spanned="1" table:formula="of:=SUM([.AZ3:.AZ3]&lt;[.$CN3:.$CN3])" office:value-type="float"/>
          <table:table-cell table:number-matrix-columns-spanned="1" table:number-matrix-rows-spanned="1" table:formula="of:=SUM([.BA3:.BA3]&lt;[.$CO3:.$CO3])" office:value-type="float"/>
          <table:table-cell table:number-matrix-columns-spanned="1" table:number-matrix-rows-spanned="1" table:formula="of:=SUM([.BB3:.BB3]&lt;[.$CP3:.$CP3])" office:value-type="float"/>
          <table:table-cell table:number-matrix-columns-spanned="1" table:number-matrix-rows-spanned="1" table:formula="of:=SUM([.BC3:.BC3]&lt;[.$CQ3:.$CQ3])" office:value-type="float"/>
          <table:table-cell table:number-matrix-columns-spanned="1" table:number-matrix-rows-spanned="1" table:formula="of:=SUM([.BD3:.BD3]&lt;[.$CR3:.$CR3])" office:value-type="float"/>
          <table:table-cell table:number-matrix-columns-spanned="1" table:number-matrix-rows-spanned="1" table:formula="of:=SUM([.BE3:.BE3]&lt;[.$CS3:.$CS3])" office:value-type="float"/>
          <table:table-cell table:number-matrix-columns-spanned="1" table:number-matrix-rows-spanned="1" table:formula="of:=SUM([.BF3:.BF3]&lt;[.$CT3:.$CT3])" office:value-type="float"/>
          <table:table-cell table:number-matrix-columns-spanned="1" table:number-matrix-rows-spanned="1" table:formula="of:=SUM([.BG3:.BG3]&lt;[.$CU3:.$CU3])" office:value-type="float"/>
          <table:table-cell table:number-matrix-columns-spanned="1" table:number-matrix-rows-spanned="1" table:formula="of:=SUM([.BH3:.BH3]&lt;[.$CV3:.$CV3])" office:value-type="float"/>
          <table:table-cell table:number-matrix-columns-spanned="1" table:number-matrix-rows-spanned="1" table:formula="of:=SUM([.BI3:.BI3]&lt;[.$CW3:.$CW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CD3:.$CD3])" office:value-type="float"/>
          <table:table-cell table:number-matrix-columns-spanned="1" table:number-matrix-rows-spanned="1" table:formula="of:=SUM([.C3:.C3]&gt;[.$CE3:.$CE3])" office:value-type="float"/>
          <table:table-cell table:number-matrix-columns-spanned="1" table:number-matrix-rows-spanned="1" table:formula="of:=SUM([.D3:.D3]&gt;[.$CF3:.$CF3])" office:value-type="float"/>
          <table:table-cell table:number-matrix-columns-spanned="1" table:number-matrix-rows-spanned="1" table:formula="of:=SUM([.E3:.E3]&gt;[.$CG3:.$CG3])" office:value-type="float"/>
          <table:table-cell table:number-matrix-columns-spanned="1" table:number-matrix-rows-spanned="1" table:formula="of:=SUM([.F3:.F3]&gt;[.$CH3:.$CH3])" office:value-type="float"/>
          <table:table-cell table:number-matrix-columns-spanned="1" table:number-matrix-rows-spanned="1" table:formula="of:=SUM([.G3:.G3]&gt;[.$CI3:.$CI3])" office:value-type="float"/>
          <table:table-cell table:number-matrix-columns-spanned="1" table:number-matrix-rows-spanned="1" table:formula="of:=SUM([.H3:.H3]&gt;[.$CJ3:.$CJ3])" office:value-type="float"/>
          <table:table-cell table:number-matrix-columns-spanned="1" table:number-matrix-rows-spanned="1" table:formula="of:=SUM([.I3:.I3]&gt;[.$CK3:.$CK3])" office:value-type="float"/>
          <table:table-cell table:number-matrix-columns-spanned="1" table:number-matrix-rows-spanned="1" table:formula="of:=SUM([.J3:.J3]&gt;[.$CL3:.$CL3])" office:value-type="float"/>
          <table:table-cell table:number-matrix-columns-spanned="1" table:number-matrix-rows-spanned="1" table:formula="of:=SUM([.K3:.K3]&gt;[.$CM3:.$CM3])" office:value-type="float"/>
          <table:table-cell table:number-matrix-columns-spanned="1" table:number-matrix-rows-spanned="1" table:formula="of:=SUM([.L3:.L3]&gt;[.$CN3:.$CN3])" office:value-type="float"/>
          <table:table-cell table:number-matrix-columns-spanned="1" table:number-matrix-rows-spanned="1" table:formula="of:=SUM([.M3:.M3]&gt;[.$CO3:.$CO3])" office:value-type="float"/>
          <table:table-cell table:number-matrix-columns-spanned="1" table:number-matrix-rows-spanned="1" table:formula="of:=SUM([.N3:.N3]&gt;[.$CP3:.$CP3])" office:value-type="float"/>
          <table:table-cell table:number-matrix-columns-spanned="1" table:number-matrix-rows-spanned="1" table:formula="of:=SUM([.O3:.O3]&gt;[.$CQ3:.$CQ3])" office:value-type="float"/>
          <table:table-cell table:number-matrix-columns-spanned="1" table:number-matrix-rows-spanned="1" table:formula="of:=SUM([.P3:.P3]&gt;[.$CR3:.$CR3])" office:value-type="float"/>
          <table:table-cell table:number-matrix-columns-spanned="1" table:number-matrix-rows-spanned="1" table:formula="of:=SUM([.Q3:.Q3]&gt;[.$CS3:.$CS3])" office:value-type="float"/>
          <table:table-cell table:number-matrix-columns-spanned="1" table:number-matrix-rows-spanned="1" table:formula="of:=SUM([.R3:.R3]&gt;[.$CT3:.$CT3])" office:value-type="float"/>
          <table:table-cell table:number-matrix-columns-spanned="1" table:number-matrix-rows-spanned="1" table:formula="of:=SUM([.S3:.S3]&gt;[.$CU3:.$CU3])" office:value-type="float"/>
          <table:table-cell table:number-matrix-columns-spanned="1" table:number-matrix-rows-spanned="1" table:formula="of:=SUM([.T3:.T3]&gt;[.$CV3:.$CV3])" office:value-type="float"/>
          <table:table-cell table:number-matrix-columns-spanned="1" table:number-matrix-rows-spanned="1" table:formula="of:=SUM([.U3:.U3]&gt;[.$CW3:.$CW3])" office:value-type="float"/>
          <table:table-cell table:number-matrix-columns-spanned="1" table:number-matrix-rows-spanned="1" table:formula="of:=SUM([.V3:.V3]&gt;[.$CD3:.$CD3])" office:value-type="float"/>
          <table:table-cell table:number-matrix-columns-spanned="1" table:number-matrix-rows-spanned="1" table:formula="of:=SUM([.W3:.W3]&gt;[.$CE3:.$CE3])" office:value-type="float"/>
          <table:table-cell table:number-matrix-columns-spanned="1" table:number-matrix-rows-spanned="1" table:formula="of:=SUM([.X3:.X3]&gt;[.$CF3:.$CF3])" office:value-type="float"/>
          <table:table-cell table:number-matrix-columns-spanned="1" table:number-matrix-rows-spanned="1" table:formula="of:=SUM([.Y3:.Y3]&gt;[.$CG3:.$CG3])" office:value-type="float"/>
          <table:table-cell table:number-matrix-columns-spanned="1" table:number-matrix-rows-spanned="1" table:formula="of:=SUM([.Z3:.Z3]&gt;[.$CH3:.$CH3])" office:value-type="float"/>
          <table:table-cell table:number-matrix-columns-spanned="1" table:number-matrix-rows-spanned="1" table:formula="of:=SUM([.AA3:.AA3]&gt;[.$CI3:.$CI3])" office:value-type="float"/>
          <table:table-cell table:number-matrix-columns-spanned="1" table:number-matrix-rows-spanned="1" table:formula="of:=SUM([.AB3:.AB3]&gt;[.$CJ3:.$CJ3])" office:value-type="float"/>
          <table:table-cell table:number-matrix-columns-spanned="1" table:number-matrix-rows-spanned="1" table:formula="of:=SUM([.AC3:.AC3]&gt;[.$CK3:.$CK3])" office:value-type="float"/>
          <table:table-cell table:number-matrix-columns-spanned="1" table:number-matrix-rows-spanned="1" table:formula="of:=SUM([.AD3:.AD3]&gt;[.$CL3:.$CL3])" office:value-type="float"/>
          <table:table-cell table:number-matrix-columns-spanned="1" table:number-matrix-rows-spanned="1" table:formula="of:=SUM([.AE3:.AE3]&gt;[.$CM3:.$CM3])" office:value-type="float"/>
          <table:table-cell table:number-matrix-columns-spanned="1" table:number-matrix-rows-spanned="1" table:formula="of:=SUM([.AF3:.AF3]&gt;[.$CN3:.$CN3])" office:value-type="float"/>
          <table:table-cell table:number-matrix-columns-spanned="1" table:number-matrix-rows-spanned="1" table:formula="of:=SUM([.AG3:.AG3]&gt;[.$CO3:.$CO3])" office:value-type="float"/>
          <table:table-cell table:number-matrix-columns-spanned="1" table:number-matrix-rows-spanned="1" table:formula="of:=SUM([.AH3:.AH3]&gt;[.$CP3:.$CP3])" office:value-type="float"/>
          <table:table-cell table:number-matrix-columns-spanned="1" table:number-matrix-rows-spanned="1" table:formula="of:=SUM([.AI3:.AI3]&gt;[.$CQ3:.$CQ3])" office:value-type="float"/>
          <table:table-cell table:number-matrix-columns-spanned="1" table:number-matrix-rows-spanned="1" table:formula="of:=SUM([.AJ3:.AJ3]&gt;[.$CR3:.$CR3])" office:value-type="float"/>
          <table:table-cell table:number-matrix-columns-spanned="1" table:number-matrix-rows-spanned="1" table:formula="of:=SUM([.AK3:.AK3]&gt;[.$CS3:.$CS3])" office:value-type="float"/>
          <table:table-cell table:number-matrix-columns-spanned="1" table:number-matrix-rows-spanned="1" table:formula="of:=SUM([.AL3:.AL3]&gt;[.$CT3:.$CT3])" office:value-type="float"/>
          <table:table-cell table:number-matrix-columns-spanned="1" table:number-matrix-rows-spanned="1" table:formula="of:=SUM([.AM3:.AM3]&gt;[.$CU3:.$CU3])" office:value-type="float"/>
          <table:table-cell table:number-matrix-columns-spanned="1" table:number-matrix-rows-spanned="1" table:formula="of:=SUM([.AN3:.AN3]&gt;[.$CV3:.$CV3])" office:value-type="float"/>
          <table:table-cell table:number-matrix-columns-spanned="1" table:number-matrix-rows-spanned="1" table:formula="of:=SUM([.AO3:.AO3]&gt;[.$CW3:.$CW3])" office:value-type="float"/>
          <table:table-cell table:number-matrix-columns-spanned="1" table:number-matrix-rows-spanned="1" table:formula="of:=SUM([.AP3:.AP3]&gt;[.$CD3:.$CD3])" office:value-type="float"/>
          <table:table-cell table:number-matrix-columns-spanned="1" table:number-matrix-rows-spanned="1" table:formula="of:=SUM([.AQ3:.AQ3]&gt;[.$CE3:.$CE3])" office:value-type="float"/>
          <table:table-cell table:number-matrix-columns-spanned="1" table:number-matrix-rows-spanned="1" table:formula="of:=SUM([.AR3:.AR3]&gt;[.$CF3:.$CF3])" office:value-type="float"/>
          <table:table-cell table:number-matrix-columns-spanned="1" table:number-matrix-rows-spanned="1" table:formula="of:=SUM([.AS3:.AS3]&gt;[.$CG3:.$CG3])" office:value-type="float"/>
          <table:table-cell table:number-matrix-columns-spanned="1" table:number-matrix-rows-spanned="1" table:formula="of:=SUM([.AT3:.AT3]&gt;[.$CH3:.$CH3])" office:value-type="float"/>
          <table:table-cell table:number-matrix-columns-spanned="1" table:number-matrix-rows-spanned="1" table:formula="of:=SUM([.AU3:.AU3]&gt;[.$CI3:.$CI3])" office:value-type="float"/>
          <table:table-cell table:number-matrix-columns-spanned="1" table:number-matrix-rows-spanned="1" table:formula="of:=SUM([.AV3:.AV3]&gt;[.$CJ3:.$CJ3])" office:value-type="float"/>
          <table:table-cell table:number-matrix-columns-spanned="1" table:number-matrix-rows-spanned="1" table:formula="of:=SUM([.AW3:.AW3]&gt;[.$CK3:.$CK3])" office:value-type="float"/>
          <table:table-cell table:number-matrix-columns-spanned="1" table:number-matrix-rows-spanned="1" table:formula="of:=SUM([.AX3:.AX3]&gt;[.$CL3:.$CL3])" office:value-type="float"/>
          <table:table-cell table:number-matrix-columns-spanned="1" table:number-matrix-rows-spanned="1" table:formula="of:=SUM([.AY3:.AY3]&gt;[.$CM3:.$CM3])" office:value-type="float"/>
          <table:table-cell table:number-matrix-columns-spanned="1" table:number-matrix-rows-spanned="1" table:formula="of:=SUM([.AZ3:.AZ3]&gt;[.$CN3:.$CN3])" office:value-type="float"/>
          <table:table-cell table:number-matrix-columns-spanned="1" table:number-matrix-rows-spanned="1" table:formula="of:=SUM([.BA3:.BA3]&gt;[.$CO3:.$CO3])" office:value-type="float"/>
          <table:table-cell table:number-matrix-columns-spanned="1" table:number-matrix-rows-spanned="1" table:formula="of:=SUM([.BB3:.BB3]&gt;[.$CP3:.$CP3])" office:value-type="float"/>
          <table:table-cell table:number-matrix-columns-spanned="1" table:number-matrix-rows-spanned="1" table:formula="of:=SUM([.BC3:.BC3]&gt;[.$CQ3:.$CQ3])" office:value-type="float"/>
          <table:table-cell table:number-matrix-columns-spanned="1" table:number-matrix-rows-spanned="1" table:formula="of:=SUM([.BD3:.BD3]&gt;[.$CR3:.$CR3])" office:value-type="float"/>
          <table:table-cell table:number-matrix-columns-spanned="1" table:number-matrix-rows-spanned="1" table:formula="of:=SUM([.BE3:.BE3]&gt;[.$CS3:.$CS3])" office:value-type="float"/>
          <table:table-cell table:number-matrix-columns-spanned="1" table:number-matrix-rows-spanned="1" table:formula="of:=SUM([.BF3:.BF3]&gt;[.$CT3:.$CT3])" office:value-type="float"/>
          <table:table-cell table:number-matrix-columns-spanned="1" table:number-matrix-rows-spanned="1" table:formula="of:=SUM([.BG3:.BG3]&gt;[.$CU3:.$CU3])" office:value-type="float"/>
          <table:table-cell table:number-matrix-columns-spanned="1" table:number-matrix-rows-spanned="1" table:formula="of:=SUM([.BH3:.BH3]&gt;[.$CV3:.$CV3])" office:value-type="float"/>
          <table:table-cell table:number-matrix-columns-spanned="1" table:number-matrix-rows-spanned="1" table:formula="of:=SUM([.BI3:.BI3]&gt;[.$CW3:.$CW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CX3:.$CX3])" office:value-type="float"/>
          <table:table-cell table:number-matrix-columns-spanned="1" table:number-matrix-rows-spanned="1" table:formula="of:=SUM([.C3:.C3]=[.$CY3:.$CY3])" office:value-type="float"/>
          <table:table-cell table:number-matrix-columns-spanned="1" table:number-matrix-rows-spanned="1" table:formula="of:=SUM([.D3:.D3]=[.$CZ3:.$CZ3])" office:value-type="float"/>
          <table:table-cell table:number-matrix-columns-spanned="1" table:number-matrix-rows-spanned="1" table:formula="of:=SUM([.E3:.E3]=[.$DA3:.$DA3])" office:value-type="float"/>
          <table:table-cell table:number-matrix-columns-spanned="1" table:number-matrix-rows-spanned="1" table:formula="of:=SUM([.F3:.F3]=[.$DB3:.$DB3])" office:value-type="float"/>
          <table:table-cell table:number-matrix-columns-spanned="1" table:number-matrix-rows-spanned="1" table:formula="of:=SUM([.G3:.G3]=[.$DC3:.$DC3])" office:value-type="float"/>
          <table:table-cell table:number-matrix-columns-spanned="1" table:number-matrix-rows-spanned="1" table:formula="of:=SUM([.H3:.H3]=[.$DD3:.$DD3])" office:value-type="float"/>
          <table:table-cell table:number-matrix-columns-spanned="1" table:number-matrix-rows-spanned="1" table:formula="of:=SUM([.I3:.I3]=[.$DE3:.$DE3])" office:value-type="float"/>
          <table:table-cell table:number-matrix-columns-spanned="1" table:number-matrix-rows-spanned="1" table:formula="of:=SUM([.J3:.J3]=[.$DF3:.$DF3])" office:value-type="float"/>
          <table:table-cell table:number-matrix-columns-spanned="1" table:number-matrix-rows-spanned="1" table:formula="of:=SUM([.K3:.K3]=[.$DG3:.$DG3])" office:value-type="float"/>
          <table:table-cell table:number-matrix-columns-spanned="1" table:number-matrix-rows-spanned="1" table:formula="of:=SUM([.L3:.L3]=[.$DH3:.$DH3])" office:value-type="float"/>
          <table:table-cell table:number-matrix-columns-spanned="1" table:number-matrix-rows-spanned="1" table:formula="of:=SUM([.M3:.M3]=[.$DI3:.$DI3])" office:value-type="float"/>
          <table:table-cell table:number-matrix-columns-spanned="1" table:number-matrix-rows-spanned="1" table:formula="of:=SUM([.N3:.N3]=[.$DJ3:.$DJ3])" office:value-type="float"/>
          <table:table-cell table:number-matrix-columns-spanned="1" table:number-matrix-rows-spanned="1" table:formula="of:=SUM([.O3:.O3]=[.$DK3:.$DK3])" office:value-type="float"/>
          <table:table-cell table:number-matrix-columns-spanned="1" table:number-matrix-rows-spanned="1" table:formula="of:=SUM([.P3:.P3]=[.$DL3:.$DL3])" office:value-type="float"/>
          <table:table-cell table:number-matrix-columns-spanned="1" table:number-matrix-rows-spanned="1" table:formula="of:=SUM([.Q3:.Q3]=[.$DM3:.$DM3])" office:value-type="float"/>
          <table:table-cell table:number-matrix-columns-spanned="1" table:number-matrix-rows-spanned="1" table:formula="of:=SUM([.R3:.R3]=[.$DN3:.$DN3])" office:value-type="float"/>
          <table:table-cell table:number-matrix-columns-spanned="1" table:number-matrix-rows-spanned="1" table:formula="of:=SUM([.S3:.S3]=[.$DO3:.$DO3])" office:value-type="float"/>
          <table:table-cell table:number-matrix-columns-spanned="1" table:number-matrix-rows-spanned="1" table:formula="of:=SUM([.T3:.T3]=[.$DP3:.$DP3])" office:value-type="float"/>
          <table:table-cell table:number-matrix-columns-spanned="1" table:number-matrix-rows-spanned="1" table:formula="of:=SUM([.U3:.U3]=[.$DQ3:.$DQ3])" office:value-type="float"/>
          <table:table-cell table:number-matrix-columns-spanned="1" table:number-matrix-rows-spanned="1" table:formula="of:=SUM([.V3:.V3]=[.$CX3:.$CX3])" office:value-type="float"/>
          <table:table-cell table:number-matrix-columns-spanned="1" table:number-matrix-rows-spanned="1" table:formula="of:=SUM([.W3:.W3]=[.$CY3:.$CY3])" office:value-type="float"/>
          <table:table-cell table:number-matrix-columns-spanned="1" table:number-matrix-rows-spanned="1" table:formula="of:=SUM([.X3:.X3]=[.$CZ3:.$CZ3])" office:value-type="float"/>
          <table:table-cell table:number-matrix-columns-spanned="1" table:number-matrix-rows-spanned="1" table:formula="of:=SUM([.Y3:.Y3]=[.$DA3:.$DA3])" office:value-type="float"/>
          <table:table-cell table:number-matrix-columns-spanned="1" table:number-matrix-rows-spanned="1" table:formula="of:=SUM([.Z3:.Z3]=[.$DB3:.$DB3])" office:value-type="float"/>
          <table:table-cell table:number-matrix-columns-spanned="1" table:number-matrix-rows-spanned="1" table:formula="of:=SUM([.AA3:.AA3]=[.$DC3:.$DC3])" office:value-type="float"/>
          <table:table-cell table:number-matrix-columns-spanned="1" table:number-matrix-rows-spanned="1" table:formula="of:=SUM([.AB3:.AB3]=[.$DD3:.$DD3])" office:value-type="float"/>
          <table:table-cell table:number-matrix-columns-spanned="1" table:number-matrix-rows-spanned="1" table:formula="of:=SUM([.AC3:.AC3]=[.$DE3:.$DE3])" office:value-type="float"/>
          <table:table-cell table:number-matrix-columns-spanned="1" table:number-matrix-rows-spanned="1" table:formula="of:=SUM([.AD3:.AD3]=[.$DF3:.$DF3])" office:value-type="float"/>
          <table:table-cell table:number-matrix-columns-spanned="1" table:number-matrix-rows-spanned="1" table:formula="of:=SUM([.AE3:.AE3]=[.$DG3:.$DG3])" office:value-type="float"/>
          <table:table-cell table:number-matrix-columns-spanned="1" table:number-matrix-rows-spanned="1" table:formula="of:=SUM([.AF3:.AF3]=[.$DH3:.$DH3])" office:value-type="float"/>
          <table:table-cell table:number-matrix-columns-spanned="1" table:number-matrix-rows-spanned="1" table:formula="of:=SUM([.AG3:.AG3]=[.$DI3:.$DI3])" office:value-type="float"/>
          <table:table-cell table:number-matrix-columns-spanned="1" table:number-matrix-rows-spanned="1" table:formula="of:=SUM([.AH3:.AH3]=[.$DJ3:.$DJ3])" office:value-type="float"/>
          <table:table-cell table:number-matrix-columns-spanned="1" table:number-matrix-rows-spanned="1" table:formula="of:=SUM([.AI3:.AI3]=[.$DK3:.$DK3])" office:value-type="float"/>
          <table:table-cell table:number-matrix-columns-spanned="1" table:number-matrix-rows-spanned="1" table:formula="of:=SUM([.AJ3:.AJ3]=[.$DL3:.$DL3])" office:value-type="float"/>
          <table:table-cell table:number-matrix-columns-spanned="1" table:number-matrix-rows-spanned="1" table:formula="of:=SUM([.AK3:.AK3]=[.$DM3:.$DM3])" office:value-type="float"/>
          <table:table-cell table:number-matrix-columns-spanned="1" table:number-matrix-rows-spanned="1" table:formula="of:=SUM([.AL3:.AL3]=[.$DN3:.$DN3])" office:value-type="float"/>
          <table:table-cell table:number-matrix-columns-spanned="1" table:number-matrix-rows-spanned="1" table:formula="of:=SUM([.AM3:.AM3]=[.$DO3:.$DO3])" office:value-type="float"/>
          <table:table-cell table:number-matrix-columns-spanned="1" table:number-matrix-rows-spanned="1" table:formula="of:=SUM([.AN3:.AN3]=[.$DP3:.$DP3])" office:value-type="float"/>
          <table:table-cell table:number-matrix-columns-spanned="1" table:number-matrix-rows-spanned="1" table:formula="of:=SUM([.AO3:.AO3]=[.$DQ3:.$DQ3])" office:value-type="float"/>
          <table:table-cell table:number-matrix-columns-spanned="1" table:number-matrix-rows-spanned="1" table:formula="of:=SUM([.AP3:.AP3]=[.$CX3:.$CX3])" office:value-type="float"/>
          <table:table-cell table:number-matrix-columns-spanned="1" table:number-matrix-rows-spanned="1" table:formula="of:=SUM([.AQ3:.AQ3]=[.$CY3:.$CY3])" office:value-type="float"/>
          <table:table-cell table:number-matrix-columns-spanned="1" table:number-matrix-rows-spanned="1" table:formula="of:=SUM([.AR3:.AR3]=[.$CZ3:.$CZ3])" office:value-type="float"/>
          <table:table-cell table:number-matrix-columns-spanned="1" table:number-matrix-rows-spanned="1" table:formula="of:=SUM([.AS3:.AS3]=[.$DA3:.$DA3])" office:value-type="float"/>
          <table:table-cell table:number-matrix-columns-spanned="1" table:number-matrix-rows-spanned="1" table:formula="of:=SUM([.AT3:.AT3]=[.$DB3:.$DB3])" office:value-type="float"/>
          <table:table-cell table:number-matrix-columns-spanned="1" table:number-matrix-rows-spanned="1" table:formula="of:=SUM([.AU3:.AU3]=[.$DC3:.$DC3])" office:value-type="float"/>
          <table:table-cell table:number-matrix-columns-spanned="1" table:number-matrix-rows-spanned="1" table:formula="of:=SUM([.AV3:.AV3]=[.$DD3:.$DD3])" office:value-type="float"/>
          <table:table-cell table:number-matrix-columns-spanned="1" table:number-matrix-rows-spanned="1" table:formula="of:=SUM([.AW3:.AW3]=[.$DE3:.$DE3])" office:value-type="float"/>
          <table:table-cell table:number-matrix-columns-spanned="1" table:number-matrix-rows-spanned="1" table:formula="of:=SUM([.AX3:.AX3]=[.$DF3:.$DF3])" office:value-type="float"/>
          <table:table-cell table:number-matrix-columns-spanned="1" table:number-matrix-rows-spanned="1" table:formula="of:=SUM([.AY3:.AY3]=[.$DG3:.$DG3])" office:value-type="float"/>
          <table:table-cell table:number-matrix-columns-spanned="1" table:number-matrix-rows-spanned="1" table:formula="of:=SUM([.AZ3:.AZ3]=[.$DH3:.$DH3])" office:value-type="float"/>
          <table:table-cell table:number-matrix-columns-spanned="1" table:number-matrix-rows-spanned="1" table:formula="of:=SUM([.BA3:.BA3]=[.$DI3:.$DI3])" office:value-type="float"/>
          <table:table-cell table:number-matrix-columns-spanned="1" table:number-matrix-rows-spanned="1" table:formula="of:=SUM([.BB3:.BB3]=[.$DJ3:.$DJ3])" office:value-type="float"/>
          <table:table-cell table:number-matrix-columns-spanned="1" table:number-matrix-rows-spanned="1" table:formula="of:=SUM([.BC3:.BC3]=[.$DK3:.$DK3])" office:value-type="float"/>
          <table:table-cell table:number-matrix-columns-spanned="1" table:number-matrix-rows-spanned="1" table:formula="of:=SUM([.BD3:.BD3]=[.$DL3:.$DL3])" office:value-type="float"/>
          <table:table-cell table:number-matrix-columns-spanned="1" table:number-matrix-rows-spanned="1" table:formula="of:=SUM([.BE3:.BE3]=[.$DM3:.$DM3])" office:value-type="float"/>
          <table:table-cell table:number-matrix-columns-spanned="1" table:number-matrix-rows-spanned="1" table:formula="of:=SUM([.BF3:.BF3]=[.$DN3:.$DN3])" office:value-type="float"/>
          <table:table-cell table:number-matrix-columns-spanned="1" table:number-matrix-rows-spanned="1" table:formula="of:=SUM([.BG3:.BG3]=[.$DO3:.$DO3])" office:value-type="float"/>
          <table:table-cell table:number-matrix-columns-spanned="1" table:number-matrix-rows-spanned="1" table:formula="of:=SUM([.BH3:.BH3]=[.$DP3:.$DP3])" office:value-type="float"/>
          <table:table-cell table:number-matrix-columns-spanned="1" table:number-matrix-rows-spanned="1" table:formula="of:=SUM([.BI3:.BI3]=[.$DQ3:.$DQ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